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adornments="Bold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rimson Text" svg:font-family="'Crimson Text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Vampiro One" svg:font-family="'Vampiro One'" style:font-adornments="Bold" style:font-pitch="variable"/>
  </office:font-face-decls>
  <office:automatic-styles>
    <style:style style:name="Table2" style:family="table">
      <style:table-properties style:width="347.5pt" fo:margin-top="0pt" fo:margin-bottom="0pt" table:align="margins" style:writing-mode="lr-tb"/>
    </style:style>
    <style:style style:name="Table2.A" style:family="table-column">
      <style:table-column-properties style:column-width="347.5pt" style:rel-column-width="65535*"/>
    </style:style>
    <style:style style:name="Table2.A1" style:family="table-cell">
      <style:table-cell-properties fo:background-color="#f2f2f2" fo:padding-left="15pt" fo:padding-right="15pt" fo:padding-top="22.5pt" fo:padding-bottom="15pt" fo:border="none">
        <style:background-image/>
      </style:table-cell-properties>
    </style:style>
    <style:style style:name="Table4" style:family="table">
      <style:table-properties style:width="344.5pt" table:align="margins" style:shadow="#e8e8e8 3pt 3pt" style:writing-mode="lr-tb"/>
    </style:style>
    <style:style style:name="Table4.A" style:family="table-column">
      <style:table-column-properties style:column-width="87pt" style:rel-column-width="16548*"/>
    </style:style>
    <style:style style:name="Table4.B" style:family="table-column">
      <style:table-column-properties style:column-width="257.5pt" style:rel-column-width="48987*"/>
    </style:style>
    <style:style style:name="Table4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4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9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9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" style:family="table">
      <style:table-properties style:width="344.5pt" table:align="margins" style:shadow="#e8e8e8 3pt 3pt" style:writing-mode="lr-tb"/>
    </style:style>
    <style:style style:name="Table5.A" style:family="table-column">
      <style:table-column-properties style:column-width="85.15pt" style:rel-column-width="16199*"/>
    </style:style>
    <style:style style:name="Table5.B" style:family="table-column">
      <style:table-column-properties style:column-width="259.35pt" style:rel-column-width="49336*"/>
    </style:style>
    <style:style style:name="Table5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5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" style:family="table">
      <style:table-properties style:width="344.5pt" table:align="margins" style:shadow="#e8e8e8 3pt 3pt" style:writing-mode="lr-tb"/>
    </style:style>
    <style:style style:name="Table7.A" style:family="table-column">
      <style:table-column-properties style:column-width="87pt" style:rel-column-width="16548*"/>
    </style:style>
    <style:style style:name="Table7.B" style:family="table-column">
      <style:table-column-properties style:column-width="257.5pt" style:rel-column-width="48987*"/>
    </style:style>
    <style:style style:name="Table7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7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" style:family="table">
      <style:table-properties style:width="344.5pt" table:align="margins" style:shadow="#e8e8e8 3pt 3pt" style:writing-mode="lr-tb"/>
    </style:style>
    <style:style style:name="Table6.A" style:family="table-column">
      <style:table-column-properties style:column-width="87pt" style:rel-column-width="16548*"/>
    </style:style>
    <style:style style:name="Table6.B" style:family="table-column">
      <style:table-column-properties style:column-width="257.5pt" style:rel-column-width="48987*"/>
    </style:style>
    <style:style style:name="Table6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6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" style:family="table">
      <style:table-properties style:width="163.25pt" table:align="margins" style:shadow="#e8e8e8 3pt 3pt" style:writing-mode="lr-tb"/>
    </style:style>
    <style:style style:name="Table1.A" style:family="table-column">
      <style:table-column-properties style:column-width="81.6pt" style:rel-column-width="32767*"/>
    </style:style>
    <style:style style:name="Table1.B" style:family="table-column">
      <style:table-column-properties style:column-width="81.65pt" style:rel-column-width="32768*"/>
    </style:style>
    <style:style style:name="Table1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1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9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9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0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0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1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1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" style:family="table">
      <style:table-properties style:width="163.25pt" table:align="margins" style:shadow="#e8e8e8 3pt 3pt" style:writing-mode="lr-tb"/>
    </style:style>
    <style:style style:name="Table8.A" style:family="table-column">
      <style:table-column-properties style:column-width="81.6pt" style:rel-column-width="32767*"/>
    </style:style>
    <style:style style:name="Table8.B" style:family="table-column">
      <style:table-column-properties style:column-width="81.65pt" style:rel-column-width="32768*"/>
    </style:style>
    <style:style style:name="Table8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8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style:page-number="auto"/>
      <style:text-properties officeooo:paragraph-rsid="0079311a"/>
    </style:style>
    <style:style style:name="P2" style:family="paragraph" style:parent-style-name="Heading_20_1">
      <style:text-properties officeooo:rsid="0078bf65" officeooo:paragraph-rsid="0078bf65"/>
    </style:style>
    <style:style style:name="P3" style:family="paragraph" style:parent-style-name="Standard">
      <style:text-properties officeooo:paragraph-rsid="0071b42a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officeooo:paragraph-rsid="00a87f7e"/>
    </style:style>
    <style:style style:name="P6" style:family="paragraph" style:parent-style-name="Standard" style:list-style-name="L1"/>
    <style:style style:name="P7" style:family="paragraph" style:parent-style-name="List_20_Paragraph" style:list-style-name="L2"/>
    <style:style style:name="P8" style:family="paragraph" style:parent-style-name="Standard" style:list-style-name="L1">
      <style:text-properties officeooo:paragraph-rsid="006cb291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3f62b7"/>
    </style:style>
    <style:style style:name="P11" style:family="paragraph" style:parent-style-name="Heading_20_1">
      <style:text-properties officeooo:rsid="00c6b19a" officeooo:paragraph-rsid="00c6b19a"/>
    </style:style>
    <style:style style:name="P12" style:family="paragraph" style:parent-style-name="Standard">
      <style:text-properties officeooo:paragraph-rsid="00d323f9"/>
    </style:style>
    <style:style style:name="P13" style:family="paragraph" style:parent-style-name="Heading_20_2">
      <style:text-properties officeooo:rsid="00ca99e7" officeooo:paragraph-rsid="00d323f9"/>
    </style:style>
    <style:style style:name="P14" style:family="paragraph" style:parent-style-name="Standard">
      <style:text-properties officeooo:rsid="00ca99e7" officeooo:paragraph-rsid="00d323f9"/>
    </style:style>
    <style:style style:name="P15" style:family="paragraph" style:parent-style-name="Standard">
      <style:text-properties officeooo:rsid="00c95a39" officeooo:paragraph-rsid="00d323f9"/>
    </style:style>
    <style:style style:name="P16" style:family="paragraph" style:parent-style-name="Heading_20_2">
      <style:text-properties officeooo:paragraph-rsid="00d323f9"/>
    </style:style>
    <style:style style:name="P17" style:family="paragraph" style:parent-style-name="Standard">
      <style:text-properties officeooo:rsid="00ca99e7" officeooo:paragraph-rsid="00d6b086"/>
    </style:style>
    <style:style style:name="P18" style:family="paragraph" style:parent-style-name="Standard">
      <style:text-properties officeooo:rsid="00d6b086" officeooo:paragraph-rsid="00d6b086"/>
    </style:style>
    <style:style style:name="P19" style:family="paragraph" style:parent-style-name="Table_20_Header">
      <style:paragraph-properties fo:text-align="left" style:justify-single-word="false"/>
    </style:style>
    <style:style style:name="P20" style:family="paragraph" style:parent-style-name="Table_20_Contents">
      <style:paragraph-properties fo:text-align="left" style:justify-single-word="false"/>
      <style:text-properties officeooo:paragraph-rsid="00ccc4aa"/>
    </style:style>
    <style:style style:name="P21" style:family="paragraph" style:parent-style-name="Table_20_Contents">
      <style:paragraph-properties fo:text-align="left" style:justify-single-word="false"/>
      <style:text-properties officeooo:rsid="00ccc4aa" officeooo:paragraph-rsid="00ccc4aa"/>
    </style:style>
    <style:style style:name="P22" style:family="paragraph" style:parent-style-name="Table_20_Contents">
      <style:paragraph-properties fo:text-align="left" style:justify-single-word="false"/>
      <style:text-properties officeooo:paragraph-rsid="00ccde7a"/>
    </style:style>
    <style:style style:name="P23" style:family="paragraph" style:parent-style-name="Table_20_Header">
      <style:paragraph-properties fo:text-align="left" style:justify-single-word="false"/>
      <style:text-properties officeooo:paragraph-rsid="00ccc4aa"/>
    </style:style>
    <style:style style:name="P24" style:family="paragraph" style:parent-style-name="Table_20_Contents">
      <style:paragraph-properties fo:text-align="left" style:justify-single-word="false"/>
      <style:text-properties officeooo:rsid="00ccde7a" officeooo:paragraph-rsid="00ccde7a"/>
    </style:style>
    <style:style style:name="P25" style:family="paragraph" style:parent-style-name="Standard">
      <style:text-properties officeooo:paragraph-rsid="00ccc4aa"/>
    </style:style>
    <style:style style:name="P26" style:family="paragraph" style:parent-style-name="Heading_20_2">
      <style:text-properties officeooo:rsid="00d00e52" officeooo:paragraph-rsid="00d46a30"/>
    </style:style>
    <style:style style:name="P27" style:family="paragraph" style:parent-style-name="Table_20_Header">
      <style:paragraph-properties fo:text-align="left" style:justify-single-word="false"/>
      <style:text-properties officeooo:paragraph-rsid="00d46a30"/>
    </style:style>
    <style:style style:name="P28" style:family="paragraph" style:parent-style-name="Table_20_Contents">
      <style:paragraph-properties fo:text-align="left" style:justify-single-word="false"/>
      <style:text-properties officeooo:rsid="00e403b0" officeooo:paragraph-rsid="00e403b0"/>
    </style:style>
    <style:style style:name="P29" style:family="paragraph" style:parent-style-name="Table_20_Contents">
      <style:paragraph-properties fo:text-align="left" style:justify-single-word="false"/>
      <style:text-properties officeooo:rsid="00d46a30" officeooo:paragraph-rsid="00d72069"/>
    </style:style>
    <style:style style:name="P30" style:family="paragraph" style:parent-style-name="Table_20_Contents">
      <style:paragraph-properties fo:text-align="left" style:justify-single-word="false"/>
      <style:text-properties officeooo:rsid="00d46a30" officeooo:paragraph-rsid="00d46a30"/>
    </style:style>
    <style:style style:name="P31" style:family="paragraph" style:parent-style-name="Table_20_Contents">
      <style:paragraph-properties fo:text-align="left" style:justify-single-word="false"/>
      <style:text-properties officeooo:rsid="00d49c35" officeooo:paragraph-rsid="00d49c35"/>
    </style:style>
    <style:style style:name="P32" style:family="paragraph" style:parent-style-name="Standard">
      <style:text-properties officeooo:rsid="00d00e52" officeooo:paragraph-rsid="00d46a30"/>
    </style:style>
    <style:style style:name="P33" style:family="paragraph" style:parent-style-name="Table_20_Header">
      <style:paragraph-properties fo:text-align="left" style:justify-single-word="false"/>
      <style:text-properties officeooo:paragraph-rsid="00ccde7a"/>
    </style:style>
    <style:style style:name="P34" style:family="paragraph" style:parent-style-name="Table_20_Contents">
      <style:paragraph-properties fo:text-align="left" style:justify-single-word="false"/>
      <style:text-properties officeooo:rsid="00d9508b" officeooo:paragraph-rsid="00d9508b"/>
    </style:style>
    <style:style style:name="P35" style:family="paragraph" style:parent-style-name="Table_20_Contents">
      <style:paragraph-properties fo:text-align="left" style:justify-single-word="false"/>
      <style:text-properties officeooo:rsid="00d6b086" officeooo:paragraph-rsid="00d6b086"/>
    </style:style>
    <style:style style:name="P36" style:family="paragraph" style:parent-style-name="Table_20_Contents">
      <style:paragraph-properties fo:text-align="left" style:justify-single-word="false"/>
      <style:text-properties officeooo:rsid="00ccde7a" officeooo:paragraph-rsid="00d49c35"/>
    </style:style>
    <style:style style:name="P37" style:family="paragraph" style:parent-style-name="Standard">
      <style:text-properties officeooo:rsid="00ccde7a" officeooo:paragraph-rsid="00ccde7a"/>
    </style:style>
    <style:style style:name="P38" style:family="paragraph" style:parent-style-name="Heading_20_1">
      <style:paragraph-properties fo:break-before="page"/>
      <style:text-properties officeooo:paragraph-rsid="0091342b"/>
    </style:style>
    <style:style style:name="P39" style:family="paragraph" style:parent-style-name="Heading_20_1">
      <style:text-properties officeooo:paragraph-rsid="0091342b"/>
    </style:style>
    <style:style style:name="P40" style:family="paragraph" style:parent-style-name="Standard">
      <style:text-properties officeooo:paragraph-rsid="0091342b"/>
    </style:style>
    <style:style style:name="P41" style:family="paragraph" style:parent-style-name="Heading_20_2">
      <style:text-properties officeooo:paragraph-rsid="0091342b"/>
    </style:style>
    <style:style style:name="P42" style:family="paragraph" style:parent-style-name="Standard">
      <style:text-properties officeooo:rsid="00c4d53d" officeooo:paragraph-rsid="00c4d53d"/>
    </style:style>
    <style:style style:name="P43" style:family="paragraph" style:parent-style-name="Standard">
      <style:text-properties officeooo:rsid="00c34092" officeooo:paragraph-rsid="00d9508b"/>
    </style:style>
    <style:style style:name="P44" style:family="paragraph" style:parent-style-name="List_20_Paragraph" style:list-style-name="L3"/>
    <style:style style:name="P45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style:font-size-asian="12pt" style:font-name-complex="Arial1" style:font-size-complex="12pt"/>
    </style:style>
    <style:style style:name="P46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style:font-size-asian="12pt" style:font-name-complex="Arial1" style:font-size-complex="12pt"/>
    </style:style>
    <style:style style:name="P47" style:family="paragraph" style:parent-style-name="Heading_20_2">
      <style:text-properties officeooo:rsid="003401ac" officeooo:paragraph-rsid="0091342b"/>
    </style:style>
    <style:style style:name="P48" style:family="paragraph" style:parent-style-name="Standard">
      <style:text-properties officeooo:rsid="002094ae" officeooo:paragraph-rsid="0091342b"/>
    </style:style>
    <style:style style:name="P49" style:family="paragraph" style:parent-style-name="Heading_20_2">
      <style:text-properties officeooo:rsid="00367791" officeooo:paragraph-rsid="0091342b"/>
    </style:style>
    <style:style style:name="P50" style:family="paragraph" style:parent-style-name="Standard">
      <style:text-properties officeooo:rsid="0021f2ff" officeooo:paragraph-rsid="0091342b"/>
    </style:style>
    <style:style style:name="P51" style:family="paragraph" style:parent-style-name="Standard">
      <style:text-properties officeooo:rsid="004730d6" officeooo:paragraph-rsid="0091342b"/>
    </style:style>
    <style:style style:name="P52" style:family="paragraph" style:parent-style-name="Standard">
      <style:text-properties officeooo:rsid="004730d6" officeooo:paragraph-rsid="00dcd1ec"/>
    </style:style>
    <style:style style:name="P53" style:family="paragraph" style:parent-style-name="Standard">
      <style:text-properties officeooo:rsid="00dba814" officeooo:paragraph-rsid="00e05f2d"/>
    </style:style>
    <style:style style:name="P54" style:family="paragraph" style:parent-style-name="Heading_20_2">
      <style:text-properties officeooo:paragraph-rsid="00e05f2d"/>
    </style:style>
    <style:style style:name="P55" style:family="paragraph" style:parent-style-name="Standard">
      <style:text-properties officeooo:paragraph-rsid="00df5341"/>
    </style:style>
    <style:style style:name="P56" style:family="paragraph" style:parent-style-name="Standard">
      <style:paragraph-properties>
        <style:tab-stops>
          <style:tab-stop style:position="285.76pt"/>
        </style:tab-stops>
      </style:paragraph-properties>
      <style:text-properties officeooo:paragraph-rsid="00df5341"/>
    </style:style>
    <style:style style:name="P57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cd1ec" officeooo:paragraph-rsid="00df5341" style:font-size-asian="12pt" style:font-name-complex="Arial1" style:font-size-complex="12pt"/>
    </style:style>
    <style:style style:name="P58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de66e" officeooo:paragraph-rsid="00df5341" style:font-size-asian="12pt" style:font-name-complex="Arial1" style:font-size-complex="12pt"/>
    </style:style>
    <style:style style:name="P59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cd1ec" officeooo:paragraph-rsid="00df5341" style:font-size-asian="12pt" style:font-name-complex="Arial1" style:font-size-complex="12pt"/>
    </style:style>
    <style:style style:name="P60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dde66e" officeooo:paragraph-rsid="00df5341" style:font-size-asian="12pt" style:font-name-complex="Arial1" style:font-size-complex="12pt"/>
    </style:style>
    <style:style style:name="P61" style:family="paragraph" style:parent-style-name="Standard">
      <style:paragraph-properties>
        <style:tab-stops>
          <style:tab-stop style:position="285.76pt"/>
        </style:tab-stops>
      </style:paragraph-properties>
      <style:text-properties fo:font-weight="normal" officeooo:rsid="00dcaea1" officeooo:paragraph-rsid="00df5341" style:font-weight-asian="normal" style:font-weight-complex="normal"/>
    </style:style>
    <style:style style:name="P62" style:family="paragraph" style:parent-style-name="Standard">
      <style:text-properties officeooo:rsid="004730d6" officeooo:paragraph-rsid="00df5341"/>
    </style:style>
    <style:style style:name="P63" style:family="paragraph" style:parent-style-name="Standard">
      <style:text-properties officeooo:rsid="00b0f90b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text-properties officeooo:rsid="00e52a96" officeooo:paragraph-rsid="00e52a96"/>
    </style:style>
    <style:style style:name="P66" style:family="paragraph" style:parent-style-name="Standard">
      <style:text-properties officeooo:rsid="006d553f" officeooo:paragraph-rsid="00e714ef"/>
    </style:style>
    <style:style style:name="P67" style:family="paragraph" style:parent-style-name="Standard">
      <style:text-properties officeooo:rsid="0099321d" officeooo:paragraph-rsid="0099321d"/>
    </style:style>
    <style:style style:name="P68" style:family="paragraph" style:parent-style-name="List_20_Paragraph" style:list-style-name="L4"/>
    <style:style style:name="P69" style:family="paragraph" style:parent-style-name="Standard">
      <style:text-properties officeooo:rsid="00b0f90b" officeooo:paragraph-rsid="0099321d"/>
    </style:style>
    <style:style style:name="P70" style:family="paragraph" style:parent-style-name="Standard">
      <style:text-properties officeooo:rsid="00bd5320" officeooo:paragraph-rsid="00bd5320"/>
    </style:style>
    <style:style style:name="P71" style:family="paragraph" style:parent-style-name="Standard">
      <style:text-properties officeooo:rsid="006d553f" officeooo:paragraph-rsid="00bd5320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Standard">
      <style:text-properties officeooo:paragraph-rsid="00ba910b"/>
    </style:style>
    <style:style style:name="P74" style:family="paragraph" style:parent-style-name="Standard">
      <style:text-properties officeooo:paragraph-rsid="00b8c62e"/>
    </style:style>
    <style:style style:name="P75" style:family="paragraph" style:parent-style-name="Standard">
      <style:text-properties officeooo:paragraph-rsid="00bb6924"/>
    </style:style>
    <style:style style:name="P76" style:family="paragraph" style:parent-style-name="Standard">
      <style:text-properties officeooo:rsid="00bb6924" officeooo:paragraph-rsid="00bb6924"/>
    </style:style>
    <style:style style:name="P77" style:family="paragraph" style:parent-style-name="Standard">
      <style:text-properties fo:font-weight="normal" officeooo:rsid="0099321d" officeooo:paragraph-rsid="00bade68" style:font-weight-asian="normal" style:font-weight-complex="normal"/>
    </style:style>
    <style:style style:name="P78" style:family="paragraph" style:parent-style-name="Heading_20_3">
      <style:text-properties officeooo:rsid="00bade68" officeooo:paragraph-rsid="00bade68"/>
    </style:style>
    <style:style style:name="P79" style:family="paragraph" style:parent-style-name="Standard">
      <style:text-properties fo:font-weight="normal" officeooo:rsid="00bade68" officeooo:paragraph-rsid="00bade68" style:font-weight-asian="normal" style:font-weight-complex="normal"/>
    </style:style>
    <style:style style:name="P80" style:family="paragraph" style:parent-style-name="Heading_20_3">
      <style:text-properties officeooo:paragraph-rsid="00b8c62e"/>
    </style:style>
    <style:style style:name="P81" style:family="paragraph" style:parent-style-name="Standard">
      <style:text-properties officeooo:rsid="006e75d6" officeooo:paragraph-rsid="00b8c62e"/>
    </style:style>
    <style:style style:name="P82" style:family="paragraph" style:parent-style-name="Standard">
      <style:text-properties officeooo:rsid="00ba910b" officeooo:paragraph-rsid="00ba910b"/>
    </style:style>
    <style:style style:name="P83" style:family="paragraph" style:parent-style-name="Heading_20_3">
      <style:text-properties officeooo:paragraph-rsid="00ba910b"/>
    </style:style>
    <style:style style:name="P84" style:family="paragraph" style:parent-style-name="Standard">
      <style:text-properties fo:font-weight="normal" officeooo:rsid="0099321d" officeooo:paragraph-rsid="00ba910b" style:font-weight-asian="normal" style:font-weight-complex="normal"/>
    </style:style>
    <style:style style:name="P85" style:family="paragraph" style:parent-style-name="Standard">
      <style:text-properties officeooo:rsid="006e75d6" officeooo:paragraph-rsid="00ba910b"/>
    </style:style>
    <style:style style:name="P86" style:family="paragraph" style:parent-style-name="Heading_20_2">
      <style:text-properties officeooo:rsid="00aa1ae0" officeooo:paragraph-rsid="00aa1ae0"/>
    </style:style>
    <style:style style:name="P87" style:family="paragraph" style:parent-style-name="Standard">
      <style:text-properties officeooo:rsid="00aa1ae0" officeooo:paragraph-rsid="00aa1ae0"/>
    </style:style>
    <style:style style:name="P88" style:family="paragraph" style:parent-style-name="Standard">
      <style:text-properties officeooo:rsid="00ae53b4" officeooo:paragraph-rsid="00ae53b4"/>
    </style:style>
    <style:style style:name="P89" style:family="paragraph" style:parent-style-name="Standard">
      <style:text-properties officeooo:rsid="00abca2e" officeooo:paragraph-rsid="00abca2e"/>
    </style:style>
    <style:style style:name="P90" style:family="paragraph" style:parent-style-name="Standard">
      <style:text-properties officeooo:rsid="00aa1ae0" officeooo:paragraph-rsid="00ad03ca"/>
    </style:style>
    <style:style style:name="P91" style:family="paragraph" style:parent-style-name="Standard">
      <style:text-properties officeooo:rsid="0094f51f" officeooo:paragraph-rsid="00aa1ae0"/>
    </style:style>
    <style:style style:name="P92" style:family="paragraph" style:parent-style-name="Heading_20_2">
      <style:paragraph-properties fo:break-before="page"/>
      <style:text-properties officeooo:rsid="00abca2e" officeooo:paragraph-rsid="00abca2e"/>
    </style:style>
    <style:style style:name="P93" style:family="paragraph" style:parent-style-name="Standard">
      <style:text-properties officeooo:rsid="009ccdde" officeooo:paragraph-rsid="00abca2e"/>
    </style:style>
    <style:style style:name="P94" style:family="paragraph" style:parent-style-name="Standard">
      <style:text-properties officeooo:rsid="00ae53b4" officeooo:paragraph-rsid="00af03da"/>
    </style:style>
    <style:style style:name="P95" style:family="paragraph" style:parent-style-name="Heading_20_3">
      <style:text-properties officeooo:paragraph-rsid="00abca2e"/>
    </style:style>
    <style:style style:name="P96" style:family="paragraph" style:parent-style-name="Standard">
      <style:text-properties officeooo:paragraph-rsid="00abca2e"/>
    </style:style>
    <style:style style:name="P97" style:family="paragraph" style:parent-style-name="Standard">
      <style:text-properties officeooo:rsid="00aa1ae0" officeooo:paragraph-rsid="00abca2e"/>
    </style:style>
    <style:style style:name="P98" style:family="paragraph" style:parent-style-name="Standard">
      <style:text-properties officeooo:rsid="009ccdde" officeooo:paragraph-rsid="00ae53b4"/>
    </style:style>
    <style:style style:name="P99" style:family="paragraph" style:parent-style-name="Standard">
      <style:text-properties officeooo:rsid="00abca2e" officeooo:paragraph-rsid="00ae53b4"/>
    </style:style>
    <style:style style:name="P100" style:family="paragraph" style:parent-style-name="Heading_20_2">
      <style:paragraph-properties fo:break-before="page"/>
      <style:text-properties officeooo:rsid="00a8c038" officeooo:paragraph-rsid="00a8c038"/>
    </style:style>
    <style:style style:name="P101" style:family="paragraph" style:parent-style-name="Standard">
      <style:text-properties officeooo:rsid="009a1ec8" officeooo:paragraph-rsid="009a1ec8"/>
    </style:style>
    <style:style style:name="P102" style:family="paragraph" style:parent-style-name="Standard">
      <style:text-properties officeooo:rsid="009ccdde" officeooo:paragraph-rsid="009ccdde"/>
    </style:style>
    <style:style style:name="P103" style:family="paragraph" style:parent-style-name="Standard">
      <style:text-properties officeooo:rsid="009ccdde" officeooo:paragraph-rsid="00a8c038"/>
    </style:style>
    <style:style style:name="P104" style:family="paragraph" style:parent-style-name="Standard">
      <style:text-properties officeooo:rsid="009ccdde" officeooo:paragraph-rsid="00a1629b"/>
    </style:style>
    <style:style style:name="P105" style:family="paragraph" style:parent-style-name="Standard">
      <style:text-properties officeooo:rsid="009be987" officeooo:paragraph-rsid="009a1ec8"/>
    </style:style>
    <style:style style:name="P106" style:family="paragraph" style:parent-style-name="Standard">
      <style:text-properties officeooo:rsid="0094f51f" officeooo:paragraph-rsid="009be987"/>
    </style:style>
    <style:style style:name="P107" style:family="paragraph" style:parent-style-name="Standard">
      <style:text-properties officeooo:rsid="00a31e94" officeooo:paragraph-rsid="00a31e94"/>
    </style:style>
    <style:style style:name="P108" style:family="paragraph" style:parent-style-name="Standard">
      <style:text-properties officeooo:rsid="00ad03ca" officeooo:paragraph-rsid="00ad03ca"/>
    </style:style>
    <style:style style:name="P109" style:family="paragraph" style:parent-style-name="Standard">
      <style:text-properties fo:font-weight="normal" officeooo:rsid="00a31e94" officeooo:paragraph-rsid="00a34f3c" style:font-weight-asian="normal" style:font-weight-complex="normal"/>
    </style:style>
    <style:style style:name="P110" style:family="paragraph" style:parent-style-name="Standard">
      <style:text-properties officeooo:rsid="00a31e94" officeooo:paragraph-rsid="00abca2e"/>
    </style:style>
    <style:style style:name="P111" style:family="paragraph" style:parent-style-name="Standard">
      <style:text-properties officeooo:paragraph-rsid="00a34f3c"/>
    </style:style>
    <style:style style:name="P112" style:family="paragraph" style:parent-style-name="Standard">
      <style:text-properties officeooo:paragraph-rsid="00ad03ca"/>
    </style:style>
    <style:style style:name="P113" style:family="paragraph" style:parent-style-name="Standard">
      <style:text-properties officeooo:paragraph-rsid="009be987"/>
    </style:style>
    <style:style style:name="P114" style:family="paragraph" style:parent-style-name="Standard">
      <style:text-properties officeooo:rsid="009b31d6" officeooo:paragraph-rsid="009b31d6"/>
    </style:style>
    <style:style style:name="P115" style:family="paragraph" style:parent-style-name="Standard">
      <style:text-properties officeooo:rsid="0093342a" officeooo:paragraph-rsid="0093342a"/>
    </style:style>
    <style:style style:name="P116" style:family="paragraph" style:parent-style-name="Heading_20_1">
      <style:paragraph-properties fo:margin-top="0pt" fo:margin-bottom="4.99pt" style:contextual-spacing="false" fo:break-before="page"/>
      <style:text-properties officeooo:paragraph-rsid="0049c165"/>
    </style:style>
    <style:style style:name="P117" style:family="paragraph" style:parent-style-name="Heading_20_1">
      <style:text-properties officeooo:rsid="0049c165" officeooo:paragraph-rsid="0049c165"/>
    </style:style>
    <style:style style:name="P118" style:family="paragraph" style:parent-style-name="Standard">
      <style:text-properties officeooo:paragraph-rsid="0049c165"/>
    </style:style>
    <style:style style:name="P119" style:family="paragraph" style:parent-style-name="Standard">
      <style:text-properties officeooo:rsid="0049c165" officeooo:paragraph-rsid="0049c165"/>
    </style:style>
    <style:style style:name="P120" style:family="paragraph" style:parent-style-name="Heading_20_2">
      <style:text-properties officeooo:paragraph-rsid="0049c165"/>
    </style:style>
    <style:style style:name="P121" style:family="paragraph" style:parent-style-name="Standard">
      <style:text-properties officeooo:paragraph-rsid="004fa1e2"/>
    </style:style>
    <style:style style:name="P122" style:family="paragraph" style:parent-style-name="Standard">
      <style:text-properties officeooo:rsid="0053a9dd" officeooo:paragraph-rsid="0053a9dd"/>
    </style:style>
    <style:style style:name="P123" style:family="paragraph" style:parent-style-name="List_20_Paragraph" style:list-style-name="L5"/>
    <style:style style:name="P124" style:family="paragraph" style:parent-style-name="Heading_20_2">
      <style:text-properties officeooo:paragraph-rsid="004fa1e2"/>
    </style:style>
    <style:style style:name="P125" style:family="paragraph" style:parent-style-name="Standard">
      <style:text-properties officeooo:rsid="005029ae" officeooo:paragraph-rsid="005029ae"/>
    </style:style>
    <style:style style:name="P126" style:family="paragraph" style:parent-style-name="List_20_Paragraph" style:list-style-name="L6"/>
    <style:style style:name="P127" style:family="paragraph" style:parent-style-name="Standard">
      <style:text-properties officeooo:rsid="004fa1e2" officeooo:paragraph-rsid="004fa1e2"/>
    </style:style>
    <style:style style:name="P128" style:family="paragraph" style:parent-style-name="Heading_20_2">
      <style:text-properties officeooo:paragraph-rsid="005029ae"/>
    </style:style>
    <style:style style:name="P129" style:family="paragraph" style:parent-style-name="Standard">
      <style:text-properties officeooo:paragraph-rsid="005029ae"/>
    </style:style>
    <style:style style:name="P130" style:family="paragraph" style:parent-style-name="Heading_20_2">
      <style:text-properties officeooo:paragraph-rsid="00567185"/>
    </style:style>
    <style:style style:name="P131" style:family="paragraph" style:parent-style-name="Standard">
      <style:text-properties officeooo:paragraph-rsid="00567185"/>
    </style:style>
    <style:style style:name="P132" style:family="paragraph" style:parent-style-name="Heading_20_3">
      <style:text-properties officeooo:paragraph-rsid="00567185"/>
    </style:style>
    <style:style style:name="P133" style:family="paragraph" style:parent-style-name="Standard">
      <style:text-properties officeooo:rsid="005216af" officeooo:paragraph-rsid="00567185"/>
    </style:style>
    <style:style style:name="P134" style:family="paragraph" style:parent-style-name="Standard">
      <style:text-properties officeooo:rsid="00538540" officeooo:paragraph-rsid="00567185"/>
    </style:style>
    <style:style style:name="P135" style:family="paragraph" style:parent-style-name="List_20_Paragraph" style:list-style-name="L7">
      <style:text-properties officeooo:paragraph-rsid="00567185"/>
    </style:style>
    <style:style style:name="P136" style:family="paragraph" style:parent-style-name="List_20_Paragraph">
      <style:text-properties officeooo:paragraph-rsid="00567185"/>
    </style:style>
    <style:style style:name="P137" style:family="paragraph" style:parent-style-name="Standard">
      <style:text-properties officeooo:rsid="0053a9dd" officeooo:paragraph-rsid="00567185"/>
    </style:style>
    <style:style style:name="P138" style:family="paragraph" style:parent-style-name="Standard">
      <style:text-properties officeooo:rsid="0054b125" officeooo:paragraph-rsid="00567185"/>
    </style:style>
    <style:style style:name="P139" style:family="paragraph" style:parent-style-name="Standard">
      <style:text-properties officeooo:rsid="005c2096" officeooo:paragraph-rsid="005c2096"/>
    </style:style>
    <style:style style:name="P140" style:family="paragraph" style:parent-style-name="Standard">
      <style:text-properties officeooo:rsid="00554660" officeooo:paragraph-rsid="005c2096"/>
    </style:style>
    <style:style style:name="P141" style:family="paragraph" style:parent-style-name="Standard">
      <style:text-properties officeooo:rsid="0080b0f7"/>
    </style:style>
    <style:style style:name="T1" style:family="text">
      <style:text-properties officeooo:rsid="0071b42a"/>
    </style:style>
    <style:style style:name="T2" style:family="text">
      <style:text-properties fo:font-weight="bold" officeooo:rsid="00a87f7e" style:font-weight-asian="bold" style:font-weight-complex="bold"/>
    </style:style>
    <style:style style:name="T3" style:family="text">
      <style:text-properties officeooo:rsid="006cb291"/>
    </style:style>
    <style:style style:name="T4" style:family="text">
      <style:text-properties officeooo:rsid="006e75d6"/>
    </style:style>
    <style:style style:name="T5" style:family="text">
      <style:text-properties officeooo:rsid="0062f630"/>
    </style:style>
    <style:style style:name="T6" style:family="text">
      <style:text-properties officeooo:rsid="006f1674"/>
    </style:style>
    <style:style style:name="T7" style:family="text">
      <style:text-properties officeooo:rsid="006d553f"/>
    </style:style>
    <style:style style:name="T8" style:family="text">
      <style:text-properties officeooo:rsid="00921ee3"/>
    </style:style>
    <style:style style:name="T9" style:family="text">
      <style:text-properties officeooo:rsid="00642d6f"/>
    </style:style>
    <style:style style:name="T10" style:family="text">
      <style:text-properties officeooo:rsid="00c6b19a"/>
    </style:style>
    <style:style style:name="T11" style:family="text">
      <style:text-properties officeooo:rsid="004170e7"/>
    </style:style>
    <style:style style:name="T12" style:family="text">
      <style:text-properties officeooo:rsid="00b8c62e"/>
    </style:style>
    <style:style style:name="T13" style:family="text">
      <style:text-properties officeooo:rsid="00d00e52"/>
    </style:style>
    <style:style style:name="T14" style:family="text">
      <style:text-properties officeooo:rsid="00cfb74c"/>
    </style:style>
    <style:style style:name="T15" style:family="text">
      <style:text-properties officeooo:rsid="00d1899e"/>
    </style:style>
    <style:style style:name="T16" style:family="text">
      <style:text-properties officeooo:rsid="00ca99e7"/>
    </style:style>
    <style:style style:name="T17" style:family="text">
      <style:text-properties officeooo:rsid="00d6b086"/>
    </style:style>
    <style:style style:name="T18" style:family="text">
      <style:text-properties officeooo:rsid="00e403b0"/>
    </style:style>
    <style:style style:name="T19" style:family="text">
      <style:text-properties officeooo:rsid="00cad77c"/>
    </style:style>
    <style:style style:name="T20" style:family="text">
      <style:text-properties officeooo:rsid="00b3bc3d"/>
    </style:style>
    <style:style style:name="T21" style:family="text">
      <style:text-properties officeooo:rsid="005d2daa"/>
    </style:style>
    <style:style style:name="T22" style:family="text">
      <style:text-properties officeooo:rsid="00ce2b17"/>
    </style:style>
    <style:style style:name="T23" style:family="text">
      <style:text-properties officeooo:rsid="00b565f7"/>
    </style:style>
    <style:style style:name="T24" style:family="text">
      <style:text-properties officeooo:rsid="006bacdb"/>
    </style:style>
    <style:style style:name="T25" style:family="text">
      <style:text-properties officeooo:rsid="00d46a30"/>
    </style:style>
    <style:style style:name="T26" style:family="text">
      <style:text-properties officeooo:rsid="00d49c35"/>
    </style:style>
    <style:style style:name="T27" style:family="text">
      <style:text-properties officeooo:rsid="00e23873"/>
    </style:style>
    <style:style style:name="T28" style:family="text">
      <style:text-properties officeooo:rsid="00c34092"/>
    </style:style>
    <style:style style:name="T29" style:family="text">
      <style:text-properties officeooo:rsid="00c4d53d"/>
    </style:style>
    <style:style style:name="T30" style:family="text">
      <style:text-properties officeooo:rsid="00d9508b"/>
    </style:style>
    <style:style style:name="T31" style:family="text">
      <style:text-properties officeooo:rsid="00367791"/>
    </style:style>
    <style:style style:name="T32" style:family="text">
      <style:text-properties officeooo:rsid="0021f2ff"/>
    </style:style>
    <style:style style:name="T33" style:family="text">
      <style:text-properties officeooo:rsid="0091342b"/>
    </style:style>
    <style:style style:name="T34" style:family="text">
      <style:text-properties officeooo:rsid="00dde66e"/>
    </style:style>
    <style:style style:name="T35" style:family="text">
      <style:text-properties officeooo:rsid="00df534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e714ef"/>
    </style:style>
    <style:style style:name="T38" style:family="text">
      <style:text-properties officeooo:rsid="0099321d"/>
    </style:style>
    <style:style style:name="T39" style:family="text">
      <style:text-properties officeooo:rsid="00bade68"/>
    </style:style>
    <style:style style:name="T40" style:family="text">
      <style:text-properties officeooo:rsid="00ba910b"/>
    </style:style>
    <style:style style:name="T41" style:family="text">
      <style:text-properties officeooo:rsid="00bb6924"/>
    </style:style>
    <style:style style:name="T42" style:family="text">
      <style:text-properties officeooo:rsid="00c03a89"/>
    </style:style>
    <style:style style:name="T43" style:family="text">
      <style:text-properties officeooo:rsid="00ba7989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99321d" style:font-weight-asian="normal" style:font-weight-complex="normal"/>
    </style:style>
    <style:style style:name="T46" style:family="text">
      <style:text-properties officeooo:rsid="009ea2bc"/>
    </style:style>
    <style:style style:name="T47" style:family="text">
      <style:text-properties fo:font-weight="bold" officeooo:rsid="00ad03ca" style:font-weight-asian="bold" style:font-weight-complex="bold"/>
    </style:style>
    <style:style style:name="T48" style:family="text">
      <style:text-properties fo:font-weight="normal" officeooo:rsid="00ad03ca" style:font-weight-asian="normal" style:font-weight-complex="normal"/>
    </style:style>
    <style:style style:name="T49" style:family="text">
      <style:text-properties officeooo:rsid="00a00fc6"/>
    </style:style>
    <style:style style:name="T50" style:family="text">
      <style:text-properties officeooo:rsid="00af03da"/>
    </style:style>
    <style:style style:name="T51" style:family="text">
      <style:text-properties fo:font-weight="bold" officeooo:rsid="00a1629b" style:font-weight-asian="bold" style:font-weight-complex="bold"/>
    </style:style>
    <style:style style:name="T52" style:family="text">
      <style:text-properties fo:font-weight="bold" officeooo:rsid="009ccdde" style:font-weight-asian="bold" style:font-weight-complex="bold"/>
    </style:style>
    <style:style style:name="T53" style:family="text">
      <style:text-properties officeooo:rsid="00ae53b4"/>
    </style:style>
    <style:style style:name="T54" style:family="text">
      <style:text-properties officeooo:rsid="009ccdde"/>
    </style:style>
    <style:style style:name="T55" style:family="text">
      <style:text-properties officeooo:rsid="00abca2e"/>
    </style:style>
    <style:style style:name="T56" style:family="text">
      <style:text-properties officeooo:rsid="00a8c038"/>
    </style:style>
    <style:style style:name="T57" style:family="text">
      <style:text-properties officeooo:rsid="00aa1ae0"/>
    </style:style>
    <style:style style:name="T58" style:family="text">
      <style:text-properties fo:font-weight="bold" officeooo:rsid="00a8c038" style:font-weight-asian="bold" style:font-weight-complex="bold"/>
    </style:style>
    <style:style style:name="T59" style:family="text">
      <style:text-properties fo:font-weight="bold" officeooo:rsid="00aa1ae0" style:font-weight-asian="bold" style:font-weight-complex="bold"/>
    </style:style>
    <style:style style:name="T60" style:family="text">
      <style:text-properties officeooo:rsid="00ad03ca"/>
    </style:style>
    <style:style style:name="T61" style:family="text">
      <style:text-properties officeooo:rsid="00a31e94"/>
    </style:style>
    <style:style style:name="T62" style:family="text">
      <style:text-properties officeooo:rsid="00a34f3c"/>
    </style:style>
    <style:style style:name="T63" style:family="text">
      <style:text-properties fo:font-weight="bold" officeooo:rsid="00a31e94" style:font-weight-asian="bold" style:font-weight-complex="bold"/>
    </style:style>
    <style:style style:name="T64" style:family="text">
      <style:text-properties fo:font-weight="normal" officeooo:rsid="00a31e94" style:font-weight-asian="normal" style:font-weight-complex="normal"/>
    </style:style>
    <style:style style:name="T65" style:family="text">
      <style:text-properties fo:font-weight="normal" officeooo:rsid="00aa1ae0" style:font-weight-asian="normal" style:font-weight-complex="normal"/>
    </style:style>
    <style:style style:name="T66" style:family="text">
      <style:text-properties officeooo:rsid="0049c165"/>
    </style:style>
    <style:style style:name="T67" style:family="text">
      <style:text-properties officeooo:rsid="004e1478"/>
    </style:style>
    <style:style style:name="T68" style:family="text">
      <style:text-properties officeooo:rsid="004b3fbc"/>
    </style:style>
    <style:style style:name="T69" style:family="text">
      <style:text-properties officeooo:rsid="004fa1e2"/>
    </style:style>
    <style:style style:name="T70" style:family="text">
      <style:text-properties officeooo:rsid="0053a9dd"/>
    </style:style>
    <style:style style:name="T71" style:family="text">
      <style:text-properties officeooo:rsid="005c2096"/>
    </style:style>
    <style:style style:name="T72" style:family="text">
      <style:text-properties officeooo:rsid="005029ae"/>
    </style:style>
    <style:style style:name="T73" style:family="text">
      <style:text-properties officeooo:rsid="005216af"/>
    </style:style>
    <style:style style:name="T74" style:family="text">
      <style:text-properties officeooo:rsid="00567185"/>
    </style:style>
    <style:style style:name="T75" style:family="text">
      <style:text-properties officeooo:rsid="00538540"/>
    </style:style>
    <style:style style:name="T76" style:family="text">
      <style:text-properties officeooo:rsid="005409ff"/>
    </style:style>
    <style:style style:name="T77" style:family="text">
      <style:text-properties officeooo:rsid="0054b125"/>
    </style:style>
    <style:style style:name="Sect1" style:family="section">
      <style:section-properties style:editable="false">
        <style:columns fo:column-count="1" fo:column-gap="0pt"/>
      </style:section-properties>
    </style:style>
    <style:style style:name="Sect2" style:family="section">
      <style:section-properties text:dont-balance-text-columns="false" style:editable="false">
        <style:columns fo:column-count="2" fo:column-gap="15pt">
          <style:column style:rel-width="32767*" fo:start-indent="0pt" fo:end-indent="7.48pt"/>
          <style:column style:rel-width="32768*" fo:start-indent="7.48pt" fo:end-indent="0pt"/>
        </style:columns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1">Kapitel 1</text:h>
        <text:h text:style-name="P2" text:outline-level="1">Erschaffung</text:h>
        <text:p text:style-name="P3">Natürlich ist dein Charakter für dich das Zentrum des Spiels. Vermutlich hast du schon ein paar konkrete Vorstellungen und Ideen, die du gerne umsetzen möchtest.</text:p>
        <text:p text:style-name="P3">Also lass uns keine Zeit verschwenden. <text:span text:style-name="T1">Erschaffen wir deinen Helden!</text:span></text:p>
        <text:p text:style-name="Standard"/>
        <table:table table:name="Table2" table:style-name="Table2">
          <table:table-column table:style-name="Table2.A"/>
          <table:table-row>
            <table:table-cell table:style-name="Table2.A1" office:value-type="string">
              <text:list xml:id="list3245598023" text:style-name="L1">
                <text:list-item>
                  <text:p text:style-name="P4"><text:span text:style-name="T2">Playbook</text:span> : Im Anhang findest du Playbooks, <text:span text:style-name="T1">also</text:span> vordefinierte, archetypische Helden oder Klassen. Wähle eines davon aus.</text:p>
                </text:list-item>
                <text:list-item>
                  <text:p text:style-name="P5"><text:span text:style-name="T2">Attribute</text:span>: Verteile <text:span text:style-name="T3">die folgenden Werte auf deine Attribute: </text:span><text:span text:style-name="T4">4</text:span><text:span text:style-name="T3">, 4, </text:span><text:span text:style-name="T4">3</text:span><text:span text:style-name="T3">, 3, </text:span><text:span text:style-name="T4">2</text:span><text:span text:style-name="T3">, 2, </text:span><text:span text:style-name="T4">2.</text:span></text:p>
                </text:list-item>
                <text:list-item>
                  <text:p text:style-name="P6"><text:span text:style-name="T2">Talente</text:span>: <text:span text:style-name="T5">Wähle zwei Talente von deinem Playbook. </text:span><text:span text:style-name="T6">Optional kannst du auch von den Hintergründen in Kapitel “Talente” wählen.</text:span></text:p>
                </text:list-item>
                <text:list-item>
                  <text:p text:style-name="P6"><text:span text:style-name="T2">Merkmale</text:span>: Du startest mit:</text:p>
                </text:list-item>
              </text:list>
              <text:list text:style-name="L2">
                <text:list-item>
                  <text:p text:style-name="P7">Level 1</text:p>
                </text:list-item>
                <text:list-item>
                  <text:p text:style-name="P7">0 Erfahrung</text:p>
                </text:list-item>
                <text:list-item>
                  <text:p text:style-name="P7">0 Schaden</text:p>
                </text:list-item>
                <text:list-item>
                  <text:p text:style-name="P7">0 Stress</text:p>
                </text:list-item>
              </text:list>
              <text:list text:continue-list="list3245598023" text:style-name="L1">
                <text:list-item>
                  <text:p text:style-name="P6"><text:span text:style-name="T2">Inventar</text:span>: Du startest mit leichtem Gepäck, es sei den der Erzähler bestimmt etwas anderes.</text:p>
                </text:list-item>
                <text:list-item>
                  <text:p text:style-name="P8"><text:span text:style-name="T2">Details</text:span>: <text:span text:style-name="T7">Gib deinem Charakter einen Namen, leg fest wo er herkommt, was ihn motiviert und beschreibe ein paar Details zu ihm (z.B. Geschlecht, Haarfarbe, </text:span><text:span text:style-name="T8">oder </text:span><text:span text:style-name="T7">Alter).</text:span></text:p>
                </text:list-item>
              </text:list>
            </table:table-cell>
          </table:table-row>
        </table:table>
        <text:p text:style-name="Standard"/>
        <text:p text:style-name="Standard"/>
        <text:p text:style-name="P9"/>
        <text:h text:style-name="P10" text:outline-level="1">Kapitel <text:span text:style-name="T9">2</text:span></text:h>
        <text:h text:style-name="P11" text:outline-level="1">Attribute</text:h>
        <text:p text:style-name="P12"><text:span text:style-name="T10">Attribute</text:span><text:span text:style-name="T11"> verkörpern die Fähigkeiten deines Helden. </text:span><text:span text:style-name="T10">Sie zeigen was er kann und</text:span><text:span text:style-name="T11"> bilden die Basis für alle </text:span><text:span text:style-name="T12">seine </text:span><text:span text:style-name="T11">Proben.</text:span></text:p>
        <text:p text:style-name="P12"><text:span text:style-name="T13">Attribute</text:span><text:span text:style-name="T12"> werden </text:span><text:span text:style-name="T11">auf einer Skala von </text:span>1 <text:span text:style-name="T11">(ahnungslos) bis 10 (legendär) gemessen. </text:span><text:span text:style-name="T14">N</text:span>ormale<text:span text:style-name="T11"> Menschen </text:span><text:span text:style-name="T10">haben 3 Punkte </text:span>in ein oder zwei Attributen, die ihnen wichtig sind.</text:p>
        <text:p text:style-name="P12"/>
        <text:section text:style-name="Sect2" text:name="Section5">
          <text:h text:style-name="P13" text:outline-level="2"><text:span text:style-name="T13">S</text:span>pezialisierungen</text:h>
          <text:p text:style-name="P14">Spezialisierungen verkörpern <text:span text:style-name="T15">Training in einem</text:span> bestimmten Bereich <text:span text:style-name="T10">eines Attributs.</text:span></text:p>
          <text:p text:style-name="P15">Du erhältst +2 auf alle Proben, für die dein Held wenigstens eine passende <text:span text:style-name="T16">Spezialisierung</text:span> hat.</text:p>
          <text:p text:style-name="P15"/>
          <text:p text:style-name="P15"/>
          <text:h text:style-name="P16" text:outline-level="2">Liste</text:h>
          <text:p text:style-name="P17">Der Erzähler bestimmt <text:span text:style-name="T17">zu beginn einer Kampagne </text:span>welche Attribut <text:span text:style-name="T17">gewählt werden können.</text:span></text:p>
          <text:p text:style-name="P18">Dabei ist es wichtig dass alle verstehen was die Fertigkeiten verkörpern. Tipp: Eine Liste mit Beispiel Spezialisierungen <text:span text:style-name="T18">und eine kurze Beschreibung </text:span>hilft immens.</text:p>
          <text:p text:style-name="P12"><text:span text:style-name="T16">Weiter unten findest du </text:span><text:span text:style-name="T13">Listen mit Beispiel</text:span><text:span text:style-name="T17">en.</text:span></text:p>
        </text:section>
        <text:p text:style-name="Standard"/>
        <text:h text:style-name="Heading_20_2" text:outline-level="2">Standard Attribute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">Attribute</text:p>
            </table:table-cell>
            <table:table-cell table:style-name="Table4.B1" office:value-type="string">
              <text:p text:style-name="P19">Beispiel <text:span text:style-name="T19">Spezialisierungen</text:span></text:p>
            </table:table-cell>
          </table:table-row>
          <table:table-row>
            <table:table-cell table:style-name="Table4.A2" office:value-type="string">
              <text:p text:style-name="P20">Charisma</text:p>
            </table:table-cell>
            <table:table-cell table:style-name="Table4.B2" office:value-type="string">
              <text:p text:style-name="P20">Etikette, Singen, Tanzen, Überreden, <text:span text:style-name="T20">Verhandeln, </text:span>Verführen</text:p>
            </table:table-cell>
          </table:table-row>
          <table:table-row>
            <table:table-cell table:style-name="Table4.A2" office:value-type="string">
              <text:p text:style-name="P20">Gerissenheit</text:p>
            </table:table-cell>
            <table:table-cell table:style-name="Table4.B2" office:value-type="string">
              <text:p text:style-name="P20"><text:span text:style-name="T20">Fälschen, </text:span>Gassenwissen, Schleichen, Schl<text:span text:style-name="T1">oss knacken</text:span>, <text:span text:style-name="T20">Taschendiebstahl, Verkleiden</text:span></text:p>
            </table:table-cell>
          </table:table-row>
          <table:table-row>
            <table:table-cell table:style-name="Table4.A2" office:value-type="string">
              <text:p text:style-name="P20">Geschick</text:p>
            </table:table-cell>
            <table:table-cell table:style-name="Table4.B2" office:value-type="string">
              <text:p text:style-name="P20"><text:span text:style-name="T21">Akrobatik, </text:span><text:span text:style-name="T20">Klettern, </text:span><text:span text:style-name="T10">Laufen, Springen, </text:span><text:span text:style-name="T22">Reiten</text:span></text:p>
            </table:table-cell>
          </table:table-row>
          <table:table-row>
            <table:table-cell table:style-name="Table4.A2" office:value-type="string">
              <text:p text:style-name="P21">Intuition</text:p>
            </table:table-cell>
            <table:table-cell table:style-name="Table4.B2" office:value-type="string">
              <text:p text:style-name="P21">Empathie, Ermitteln, Gefahreninstinkt, Wahrnehmung</text:p>
            </table:table-cell>
          </table:table-row>
          <table:table-row>
            <table:table-cell table:style-name="Table4.A2" office:value-type="string">
              <text:p text:style-name="P20">Kampf</text:p>
            </table:table-cell>
            <table:table-cell table:style-name="Table4.B2" office:value-type="string">
              <text:p text:style-name="P20"><text:span text:style-name="T20">Fernkampf, Geschütze, </text:span>Nahkampf, <text:span text:style-name="T20">Sprengstoff</text:span></text:p>
            </table:table-cell>
          </table:table-row>
          <table:table-row>
            <table:table-cell table:style-name="Table4.A2" office:value-type="string">
              <text:p text:style-name="P20">Klugheit</text:p>
            </table:table-cell>
            <table:table-cell table:style-name="Table4.B2" office:value-type="string">
              <text:p text:style-name="P22"><text:span text:style-name="T10">Chemie, Geschichte, <text:s/>Jura, </text:span>Medizin, <text:span text:style-name="T10">Okkultismus, Physik</text:span></text:p>
            </table:table-cell>
          </table:table-row>
          <table:table-row>
            <table:table-cell table:style-name="Table4.A8" office:value-type="string">
              <text:p text:style-name="P21">Kraft</text:p>
            </table:table-cell>
            <table:table-cell table:style-name="Table4.B8" office:value-type="string">
              <text:p text:style-name="P20"><text:span text:style-name="T23">Ausdauer, </text:span><text:span text:style-name="T21">Athletik, </text:span><text:span text:style-name="T24">Einschüchtern</text:span></text:p>
            </table:table-cell>
          </table:table-row>
          <table:table-row>
            <table:table-cell table:style-name="Table4.A9" office:value-type="string">
              <text:p text:style-name="P20">Zähigkeit</text:p>
            </table:table-cell>
            <table:table-cell table:style-name="Table4.B9" office:value-type="string">
              <text:p text:style-name="P20">Fassung, Mut, Verteidigung, Willenskraft</text:p>
            </table:table-cell>
          </table:table-row>
        </table:table>
        <text:p text:style-name="Standard"/>
        <text:h text:style-name="Heading_20_2" text:outline-level="2"><text:soft-page-break/><text:span text:style-name="T17">Setting</text:span> Attribute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3">Attribute</text:p>
            </table:table-cell>
            <table:table-cell table:style-name="Table5.B1" office:value-type="string">
              <text:p text:style-name="P23">Beispiel <text:span text:style-name="T19">Spezialisierungen</text:span></text:p>
            </table:table-cell>
          </table:table-row>
          <table:table-row>
            <table:table-cell table:style-name="Table5.A2" office:value-type="string">
              <text:p text:style-name="P24">Computer</text:p>
            </table:table-cell>
            <table:table-cell table:style-name="Table5.B2" office:value-type="string">
              <text:p text:style-name="P24">Hacken, Programmieren, Recherchen</text:p>
            </table:table-cell>
          </table:table-row>
          <table:table-row>
            <table:table-cell table:style-name="Table5.A2" office:value-type="string">
              <text:p text:style-name="P21">Fahren</text:p>
            </table:table-cell>
            <table:table-cell table:style-name="Table5.B2" office:value-type="string">
              <text:p text:style-name="P21">Auto, Motorrad, Hubschrauber, Flugzeug</text:p>
            </table:table-cell>
          </table:table-row>
          <table:table-row>
            <table:table-cell table:style-name="Table5.A2" office:value-type="string">
              <text:p text:style-name="P21">Handwerk</text:p>
            </table:table-cell>
            <table:table-cell table:style-name="Table5.B2" office:value-type="string">
              <text:p text:style-name="P24">Mechaniker, Schmied, Schreiner, Kemptener</text:p>
            </table:table-cell>
          </table:table-row>
          <table:table-row>
            <table:table-cell table:style-name="Table5.A5" office:value-type="string">
              <text:p text:style-name="P21">Überleben</text:p>
            </table:table-cell>
            <table:table-cell table:style-name="Table5.B5" office:value-type="string">
              <text:p text:style-name="P21">Jagen, Spurenlesen, Tierhaltung</text:p>
            </table:table-cell>
          </table:table-row>
        </table:table>
        <text:p text:style-name="P25"/>
        <text:h text:style-name="P26" text:outline-level="2"><text:span text:style-name="T25">Fantasy </text:span>Magie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7">Attribute</text:p>
            </table:table-cell>
            <table:table-cell table:style-name="Table7.B1" office:value-type="string">
              <text:p text:style-name="P27">Beispiel <text:span text:style-name="T19">Spezialisierungen</text:span></text:p>
            </table:table-cell>
          </table:table-row>
          <table:table-row>
            <table:table-cell table:style-name="Table7.A2" office:value-type="string">
              <text:p text:style-name="P28">Bewegungsmagie</text:p>
            </table:table-cell>
            <table:table-cell table:style-name="Table7.B2" office:value-type="string">
              <text:p text:style-name="P29"><text:span text:style-name="T17">Levitation</text:span>, Telekinese, <text:span text:style-name="T17">Teleportation</text:span></text:p>
            </table:table-cell>
          </table:table-row>
          <table:table-row>
            <table:table-cell table:style-name="Table7.A2" office:value-type="string">
              <text:p text:style-name="P30">Elementar Magie</text:p>
            </table:table-cell>
            <table:table-cell table:style-name="Table7.B2" office:value-type="string">
              <text:p text:style-name="P30">Feuer, Wasser, Erde, Luft</text:p>
            </table:table-cell>
          </table:table-row>
          <table:table-row>
            <table:table-cell table:style-name="Table7.A2" office:value-type="string">
              <text:p text:style-name="P28">Hellsicht</text:p>
            </table:table-cell>
            <table:table-cell table:style-name="Table7.B2" office:value-type="string">
              <text:p text:style-name="P28">Emotionen, Gedanken, Objekte</text:p>
            </table:table-cell>
          </table:table-row>
          <table:table-row>
            <table:table-cell table:style-name="Table7.A5" office:value-type="string">
              <text:p text:style-name="P28">Beeinflussung</text:p>
            </table:table-cell>
            <table:table-cell table:style-name="Table7.B5" office:value-type="string">
              <text:p text:style-name="P30">Emotionen, Gedanken, Illusionen, Kommunikation</text:p>
            </table:table-cell>
          </table:table-row>
          <table:table-row>
            <table:table-cell table:style-name="Table7.A6" office:value-type="string">
              <text:p text:style-name="P31">Naturmagie</text:p>
            </table:table-cell>
            <table:table-cell table:style-name="Table7.B6" office:value-type="string">
              <text:p text:style-name="P31">Pflanzen, Tiere, Wetter, Verwandlung</text:p>
            </table:table-cell>
          </table:table-row>
          <table:table-row>
            <table:table-cell table:style-name="Table7.A7" office:value-type="string">
              <text:p text:style-name="P30">Schwarze Magie</text:p>
            </table:table-cell>
            <table:table-cell table:style-name="Table7.B7" office:value-type="string">
              <text:p text:style-name="P30">Dämonen, Flüche, Untote</text:p>
            </table:table-cell>
          </table:table-row>
          <table:table-row>
            <table:table-cell table:style-name="Table7.A8" office:value-type="string">
              <text:p text:style-name="P30">Weiße Magie</text:p>
            </table:table-cell>
            <table:table-cell table:style-name="Table7.B8" office:value-type="string">
              <text:p text:style-name="P30">Bannen, Heilen, Licht</text:p>
            </table:table-cell>
          </table:table-row>
        </table:table>
        <text:p text:style-name="P32"/>
        <text:h text:style-name="Heading_20_2" text:outline-level="2">Psionik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3">Attribute</text:p>
            </table:table-cell>
            <table:table-cell table:style-name="Table6.B1" office:value-type="string">
              <text:p text:style-name="P33">Beispiel <text:span text:style-name="T19">Spezialisierungen</text:span></text:p>
            </table:table-cell>
          </table:table-row>
          <table:table-row>
            <table:table-cell table:style-name="Table6.A2" office:value-type="string">
              <text:p text:style-name="P34">Biokinese</text:p>
            </table:table-cell>
            <table:table-cell table:style-name="Table6.B2" office:value-type="string">
              <text:p text:style-name="P34">Heilung, Temporäre Boosts, Permanente Veränderungen</text:p>
            </table:table-cell>
          </table:table-row>
          <table:table-row>
            <table:table-cell table:style-name="Table6.A2" office:value-type="string">
              <text:p text:style-name="P35">Cryokinese</text:p>
            </table:table-cell>
            <table:table-cell table:style-name="Table6.B2" office:value-type="string">
              <text:p text:style-name="P35">Angriff, Verteidigung, Eiskontrolle</text:p>
            </table:table-cell>
          </table:table-row>
          <table:table-row>
            <table:table-cell table:style-name="Table6.A4" office:value-type="string">
              <text:p text:style-name="P35">Pyrokinese</text:p>
            </table:table-cell>
            <table:table-cell table:style-name="Table6.B4" office:value-type="string">
              <text:p text:style-name="P35">Angriff, Verteidigung, Feuerkontrolle</text:p>
            </table:table-cell>
          </table:table-row>
          <table:table-row>
            <table:table-cell table:style-name="Table6.A4" office:value-type="string">
              <text:p text:style-name="P24">Telekinese</text:p>
            </table:table-cell>
            <table:table-cell table:style-name="Table6.B4" office:value-type="string">
              <text:p text:style-name="P35">Angriff, Verteidigung, Kraft, Levitation</text:p>
            </table:table-cell>
          </table:table-row>
          <table:table-row>
            <table:table-cell table:style-name="Table6.A6" office:value-type="string">
              <text:p text:style-name="P24">Telepathie</text:p>
            </table:table-cell>
            <table:table-cell table:style-name="Table6.B6" office:value-type="string">
              <text:p text:style-name="P36">Botschaften, <text:span text:style-name="T26">Lesen, Manipulieren, </text:span><text:span text:style-name="T17">Halluzinationen</text:span></text:p>
            </table:table-cell>
          </table:table-row>
          <table:table-row>
            <table:table-cell table:style-name="Table6.A7" office:value-type="string">
              <text:p text:style-name="P35">Teleportation</text:p>
            </table:table-cell>
            <table:table-cell table:style-name="Table6.B7" office:value-type="string">
              <text:p text:style-name="P35">Selbst, Passagiere, Objekte</text:p>
            </table:table-cell>
          </table:table-row>
        </table:table>
        <text:p text:style-name="P37"/>
        <text:h text:style-name="P38" text:outline-level="1">Kapitel <text:span text:style-name="T27">3</text:span></text:h>
        <text:h text:style-name="P39" text:outline-level="1">Merkmale</text:h>
        <text:p text:style-name="P40">Merkmale sind deine passiven Eigenheiten, die z.B. zeigen wie viel Schaden oder Erschöpfung dein Held einstecken kann, oder welches Level er hat.</text:p>
        <text:p text:style-name="P40"/>
        <text:section text:style-name="Sect2" text:name="Section1">
          <text:h text:style-name="P41" text:outline-level="2"><text:span text:style-name="T28">EP / </text:span>Level</text:h>
          <text:p text:style-name="P42">EP (Erfahrungspunkte) und Level beschreiben wie mächtig dein Held ist und helfen dem Erzähler Abenteuer zu planen.</text:p>
          <text:p text:style-name="P43">Helden <text:span text:style-name="T29">erhalten je</text:span> 1 EP pro Spielabend und das bezwingen mächtiger Gegner.</text:p>
          <text:p text:style-name="P43">Hat dein Held genug EP, kann er ein Level aufsteige<text:span text:style-name="T30">n, wodurch er eine der folgenden Verbesserungen erhält:</text:span></text:p>
          <text:list text:style-name="L3">
            <text:list-item>
              <text:p text:style-name="P44">Zwei Attribute <text:span text:style-name="T18">+1</text:span> <text:span text:style-name="T18">(max. 10)</text:span></text:p>
            </text:list-item>
            <text:list-item>
              <text:p text:style-name="P44">Neue Spezialisierung</text:p>
            </text:list-item>
            <text:list-item>
              <text:p text:style-name="P44">Neues Extra</text:p>
            </text:list-item>
          </text:list>
          <text:p text:style-name="List_20_Paragraph"/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45">Level</text:p>
              </table:table-cell>
              <table:table-cell table:style-name="Table1.B1" office:value-type="string">
                <text:p text:style-name="P45">EP</text:p>
              </table:table-cell>
            </table:table-row>
            <table:table-row>
              <table:table-cell table:style-name="Table1.A2" office:value-type="string">
                <text:p text:style-name="P46">1</text:p>
              </table:table-cell>
              <table:table-cell table:style-name="Table1.B2" office:value-type="string">
                <text:p text:style-name="P46">-</text:p>
              </table:table-cell>
            </table:table-row>
            <table:table-row>
              <table:table-cell table:style-name="Table1.A2" office:value-type="string">
                <text:p text:style-name="P46">2</text:p>
              </table:table-cell>
              <table:table-cell table:style-name="Table1.B2" office:value-type="string">
                <text:p text:style-name="P46">1</text:p>
              </table:table-cell>
            </table:table-row>
            <table:table-row>
              <table:table-cell table:style-name="Table1.A2" office:value-type="string">
                <text:p text:style-name="P46">3</text:p>
              </table:table-cell>
              <table:table-cell table:style-name="Table1.B2" office:value-type="string">
                <text:p text:style-name="P46">3</text:p>
              </table:table-cell>
            </table:table-row>
            <table:table-row>
              <table:table-cell table:style-name="Table1.A2" office:value-type="string">
                <text:p text:style-name="P46">4</text:p>
              </table:table-cell>
              <table:table-cell table:style-name="Table1.B2" office:value-type="string">
                <text:p text:style-name="P46">6</text:p>
              </table:table-cell>
            </table:table-row>
            <table:table-row>
              <table:table-cell table:style-name="Table1.A2" office:value-type="string">
                <text:p text:style-name="P46">5</text:p>
              </table:table-cell>
              <table:table-cell table:style-name="Table1.B2" office:value-type="string">
                <text:p text:style-name="P46">10</text:p>
              </table:table-cell>
            </table:table-row>
            <table:table-row>
              <table:table-cell table:style-name="Table1.A2" office:value-type="string">
                <text:p text:style-name="P46">6</text:p>
              </table:table-cell>
              <table:table-cell table:style-name="Table1.B2" office:value-type="string">
                <text:p text:style-name="P46">15</text:p>
              </table:table-cell>
            </table:table-row>
            <table:table-row>
              <table:table-cell table:style-name="Table1.A2" office:value-type="string">
                <text:p text:style-name="P46">7</text:p>
              </table:table-cell>
              <table:table-cell table:style-name="Table1.B2" office:value-type="string">
                <text:p text:style-name="P46">21</text:p>
              </table:table-cell>
            </table:table-row>
            <table:table-row>
              <table:table-cell table:style-name="Table1.A2" office:value-type="string">
                <text:p text:style-name="P46">8</text:p>
              </table:table-cell>
              <table:table-cell table:style-name="Table1.B2" office:value-type="string">
                <text:p text:style-name="P46">28</text:p>
              </table:table-cell>
            </table:table-row>
            <table:table-row>
              <table:table-cell table:style-name="Table1.A2" office:value-type="string">
                <text:p text:style-name="P46">9</text:p>
              </table:table-cell>
              <table:table-cell table:style-name="Table1.B2" office:value-type="string">
                <text:p text:style-name="P46">36</text:p>
              </table:table-cell>
            </table:table-row>
            <table:table-row>
              <table:table-cell table:style-name="Table1.A2" office:value-type="string">
                <text:p text:style-name="P46">10</text:p>
              </table:table-cell>
              <table:table-cell table:style-name="Table1.B2" office:value-type="string">
                <text:p text:style-name="P46">45</text:p>
              </table:table-cell>
            </table:table-row>
            <table:table-row>
              <table:table-cell table:style-name="Table1.A2" office:value-type="string">
                <text:p text:style-name="P46">11</text:p>
              </table:table-cell>
              <table:table-cell table:style-name="Table1.B2" office:value-type="string">
                <text:p text:style-name="P46">55</text:p>
              </table:table-cell>
            </table:table-row>
            <table:table-row>
              <table:table-cell table:style-name="Table1.A13" office:value-type="string">
                <text:p text:style-name="P46">12</text:p>
              </table:table-cell>
              <table:table-cell table:style-name="Table1.B13" office:value-type="string">
                <text:p text:style-name="P46">66</text:p>
              </table:table-cell>
            </table:table-row>
          </table:table>
          <text:h text:style-name="P47" text:outline-level="2">Schaden</text:h>
          <text:p text:style-name="P48">Wird dein Held verletzt, erleidet er Schaden.</text:p>
          <text:p text:style-name="P48">Ein Held kann maximal 3 Schaden verkraften. Überschreitet er dieses Limit, geht er kampfunfähig zu Boden.</text:p>
          <text:p text:style-name="P48">Schaden heilt nur langsam: Dein Held benötigt eine lange Rast, um sich vollständig zu erholen.</text:p>
          <text:p text:style-name="P48"/>
          <text:h text:style-name="P49" text:outline-level="2">Stress</text:h>
          <text:p text:style-name="P50">Setzt dein Held eine besondere Fähigkeit ein, erleidet er <text:span text:style-name="T31">Stress</text:span>.</text:p>
          <text:p text:style-name="P50">Ein Held kann maximal 7 <text:span text:style-name="T31">Stress</text:span> ansammeln, <text:span text:style-name="T28">dann</text:span> kann er keine besonderen Fähigkeiten mehr einsetzen.</text:p>
          <text:p text:style-name="P40"><text:span text:style-name="T32">Eine einfache Nachtruhe reduziert Stress um </text:span><text:span text:style-name="T28">2 Punkte</text:span><text:span text:style-name="T32">, </text:span><text:span text:style-name="T28">bei guten oder schlechten Umständen können es aber auch 1 oder 3 Punkte sein.</text:span></text:p>
          <text:p text:style-name="P40"/>
          <text:p text:style-name="P51"/>
          <text:p text:style-name="P51"/>
          <text:p text:style-name="P52"/>
          <text:p text:style-name="P52"/>
        </text:section>
        <text:h text:style-name="P38" text:outline-level="1">Kapitel <text:span text:style-name="T33">4</text:span></text:h>
        <text:h text:style-name="P39" text:outline-level="1">Ausrüstung</text:h>
        <text:p text:style-name="P53">Die Verwaltung gewöhnlicher Ausrüstung (z. B. Proviant, Waffen, Seile, Dietriche oder Werkzeuge) wird in Bold Legends abstrakt dargestellt.</text:p>
        <text:p text:style-name="P53">Benötigst du einen Gegenstand, kannst du jederzeit einen Punkt Vorräte ausgeben und festlegen, dass dein Held ihn bei sich trägt – vorausgesetzt, er passt zur Situation und zum Charakter.</text:p>
        <text:p text:style-name="P40"/>
        <text:section text:style-name="Sect2" text:name="Section2">
          <text:h text:style-name="P54" text:outline-level="2">Vorräte auffüllen</text:h>
          <text:p text:style-name="P55">Füllst du deine Vorräte wieder auf, legst du alle <text:span text:style-name="T34">bisherigen </text:span>Gegenstände ab und bestimmst neu, über wie viele Vorräte dein Held verfügt:</text:p>
          <text:p text:style-name="P56"/>
          <table:table table:name="Table8" table:style-name="Table8">
            <table:table-column table:style-name="Table8.A"/>
            <table:table-column table:style-name="Table8.B"/>
            <table:table-row>
              <table:table-cell table:style-name="Table8.A1" office:value-type="string">
                <text:p text:style-name="P57">Vorräte</text:p>
              </table:table-cell>
              <table:table-cell table:style-name="Table8.B1" office:value-type="string">
                <text:p text:style-name="P58">Last</text:p>
              </table:table-cell>
            </table:table-row>
            <table:table-row>
              <table:table-cell table:style-name="Table8.A2" office:value-type="string">
                <text:p text:style-name="P59">3</text:p>
              </table:table-cell>
              <table:table-cell table:style-name="Table8.B2" office:value-type="string">
                <text:p text:style-name="P60">Leicht</text:p>
              </table:table-cell>
            </table:table-row>
            <table:table-row>
              <table:table-cell table:style-name="Table8.A2" office:value-type="string">
                <text:p text:style-name="P59">6</text:p>
              </table:table-cell>
              <table:table-cell table:style-name="Table8.B2" office:value-type="string">
                <text:p text:style-name="P60">Mittel</text:p>
              </table:table-cell>
            </table:table-row>
            <table:table-row>
              <table:table-cell table:style-name="Table8.A2" office:value-type="string">
                <text:p text:style-name="P59">9</text:p>
              </table:table-cell>
              <table:table-cell table:style-name="Table8.B2" office:value-type="string">
                <text:p text:style-name="P60">Schwer</text:p>
              </table:table-cell>
            </table:table-row>
          </table:table>
          <text:p text:style-name="P61"/>
          <text:h text:style-name="Heading_20_2" text:outline-level="2">Werkzeuge</text:h>
          <text:p text:style-name="P62">Setzt du einen passenden Gegenstand als Werkzeug ein, erhältst du +2 auf Probe<text:span text:style-name="T35">n (improvisierte Werkzeuge geben nur +1).</text:span></text:p>
          <text:p text:style-name="P62">Waffen und Rüstungen zählen ebenfalls als Werkzeuge und gewähren ihren Bonus auf Angriffe bzw. Verteidigungsproben.</text:p>
          <text:p text:style-name="P62"/>
          <text:h text:style-name="Heading_20_2" text:outline-level="2">Exotische <text:span text:style-name="T35">Ausrüstung</text:span></text:h>
          <text:p text:style-name="P62">Teure, exotische oder besondere Gegenstände (z.B. Weihwasser zur Vampirjagd) können <text:span text:style-name="T36">nicht</text:span> über Vorräte bezogen werden.</text:p>
          <text:p text:style-name="P62">Sie stehen nur zur Verfügung, wenn sie zuvor gezielt beschafft wurden.</text:p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  <text:p text:style-name="P62"/>
        </text:section>
        <text:p text:style-name="P63"/>
        <text:h text:style-name="P64" text:outline-level="1">Kapitel <text:span text:style-name="T37">5</text:span></text:h>
        <text:h text:style-name="P65" text:outline-level="1">Extras</text:h>
        <text:p text:style-name="P66">Talente sind besondere <text:span text:style-name="T37">Verbündete, Ressourcen oder Fähigkeiten, die deinen Helden ausmachen.</text:span></text:p>
        <text:p text:style-name="P66"/>
        <text:p text:style-name="P66">Tricks und Fähigkeiten, die sich dein Charakter im Laufe seiner Karriere aneignen kann.</text:p>
        <text:p text:style-name="P67">Jedes Playbook enthält eine Liste von einzigartigen Talente. Zudem findest weiter unten noch eine Liste mit allgemeinen Talenten, die jeder erlernen kann.</text:p>
        <text:p text:style-name="P67"/>
        <text:h text:style-name="Heading_20_2" text:outline-level="2">Grundregeln</text:h>
        <text:list text:style-name="L4">
          <text:list-item>
            <text:p text:style-name="P68">Wirkt ein Talent gegen ein Ziel, musst du <text:span text:style-name="T38">er</text:span> sehen können. <text:s/></text:p>
          </text:list-item>
          <text:list-item>
            <text:p text:style-name="P68">Einige Talente haben Kosten oder Voraussetzungen. Diese werden in Klammern hinter dem Namen vermerkt. <text:s/></text:p>
          </text:list-item>
          <text:list-item>
            <text:p text:style-name="P68">Talente mit Kosten wirken sofort und genau einmal. Für weitere Einsätze müssen die Kosten erneut bezahlt werden. <text:s/></text:p>
          </text:list-item>
          <text:list-item>
            <text:p text:style-name="P68">Talente ohne Kosten sind in der Regel permanent aktiv.</text:p>
          </text:list-item>
        </text:list>
        <text:p text:style-name="P69"/>
        <text:h text:style-name="Heading_20_2" text:outline-level="2">Minions</text:h>
        <text:p text:style-name="P70">Hast du einen Minion, würfelst du seine Proben. Er verwendet dein bestes Attribut für Dinge die er gut kan und 2 Würfel für alles andere (+2 wen er ein Werkzeug benutzt).</text:p>
        <text:p text:style-name="P70">Minions sind nicht ganz so robust wie Helden. Sie gehen schon mit 2 Wunden zu Boden.</text:p>
        <text:p text:style-name="P71"/>
        <text:p text:style-name="P71"/>
        <text:h text:style-name="P72" text:outline-level="2">Allgemein Talente</text:h>
        <text:section text:style-name="Sect2" text:name="Section3">
          <text:h text:style-name="Heading_20_3" text:outline-level="3">Besitz</text:h>
          <text:p text:style-name="P73"><text:span text:style-name="T39">Dir gehört ein </text:span><text:span text:style-name="T40">ungewöhnlicher oder teurer Besitz (</text:span>z. B. eine <text:span text:style-name="T40">Schiff</text:span> oder ein Flugzeug).</text:p>
          <text:p text:style-name="P74"/>
          <text:h text:style-name="Heading_20_3" text:outline-level="3">Fertigkeiten</text:h>
          <text:p text:style-name="P75">Du erlernst eine Fertigkeit <text:span text:style-name="T41">und erhältst +2 auf alle Proben, für die du wenigstens eine passende Fertigkeit hast.</text:span></text:p>
          <text:p text:style-name="P76">Im Kapitel Attribute findest du eine Liste typischer Fertigkeiten und mit welchen Attribut sie typischerweise kombiniert werden.</text:p>
          <text:p text:style-name="P77"/>
          <text:h text:style-name="P78" text:outline-level="3">Gefährte</text:h>
          <text:p text:style-name="P79">Ein treuer Gefährte steht dir loyal zur Seite steht (z.B. Leibwächter, Kampfhund oder Fahrer / <text:span text:style-name="T42">gilt als Minion</text:span>).</text:p>
          <text:p text:style-name="P79"/>
          <text:h text:style-name="P80" text:outline-level="3"><text:span text:style-name="T12">Geld</text:span> <text:span text:style-name="T12">1/2</text:span></text:h>
          <text:p text:style-name="P81">Du bist wohlhabend/reich.</text:p>
          <text:p text:style-name="P81"/>
          <text:h text:style-name="Heading_20_3" text:outline-level="3">Kontakte</text:h>
          <text:p text:style-name="P82">Du hast hilfreiche Kontakte in einer einflussreichen Gruppe (z.B. Polizei oder Mafia).</text:p>
          <text:p text:style-name="P82"/>
          <text:h text:style-name="P83" text:outline-level="3">Mentor</text:h>
          <text:p text:style-name="P82">Du hast einen mächtigen Verbündeten der dich Unterstützt (<text:span text:style-name="T43">z. B. </text:span>e<text:span text:style-name="T43">in Politiker oder </text:span>reichen <text:span text:style-name="T43">Geldgeber).</text:span></text:p>
          <text:p text:style-name="P84"/>
          <text:h text:style-name="P83" text:outline-level="3">Ruhm</text:h>
          <text:p text:style-name="P82">Du bist berühmt (z.B. als Musiker, Model oder Wissenschaftler).</text:p>
          <text:p text:style-name="P85"/>
          <text:h text:style-name="Heading_20_3" text:outline-level="3">Status</text:h>
          <text:p text:style-name="P82"><text:span text:style-name="T44">Du bist Mitglied einer sozialen Elite (z.B. Highsociety oder Politik)</text:span><text:span text:style-name="T45">.</text:span></text:p>
          <text:p text:style-name="P84"/>
          <text:p text:style-name="P84"/>
          <text:p text:style-name="P84"/>
          <text:p text:style-name="P84"/>
        </text:section>
        <text:p text:style-name="P74"/>
      </text:section>
      <text:section text:style-name="Sect1" text:name="Section6">
        <text:h text:style-name="P64" text:outline-level="1">Kapitel XX</text:h>
        <text:h text:style-name="Heading_20_1" text:outline-level="1">Playbook<text:span text:style-name="T46">s</text:span></text:h>
        <text:h text:style-name="P86" text:outline-level="2">Abenteurer</text:h>
        <text:p text:style-name="P87">Todesmutiger Entdecker auf der Jagd nach Schätzen und Ruhm.</text:p>
        <text:p text:style-name="P87"><text:span text:style-name="T36">Wichtige Attribute</text:span>: Geschick, Kampf, Mumm</text:p>
        <text:p text:style-name="P88"><text:span text:style-name="T36">Gepäck</text:span>: Gewehr, Machete, Kletterset, Karte &amp; Kompass, Feldstecher, Proviant</text:p>
        <text:p text:style-name="P89"><text:span text:style-name="T36">Alternative Namen</text:span>: Draufgänger, Glücksritter, Grabräuber, Jäger, Schatzjäger</text:p>
        <text:p text:style-name="P87"/>
        <text:h text:style-name="Heading_20_3" text:outline-level="3">Talente</text:h>
        <text:p text:style-name="P90"><text:span text:style-name="T47">Adrenalinschub</text:span> (Stress): +2 auf Nahkampfangriffe oder -verteidigungen.</text:p>
        <text:p text:style-name="P87"><text:span text:style-name="T36">Bestienmeister</text:span> (Einmal pro Abend): Gib einem wilden Tier einen Befehl den es für den rest der Szene befolgen muss.</text:p>
        <text:p text:style-name="P87"><text:span text:style-name="T36">Draufgänger</text:span><text:span text:style-name="T44"> (Stress)</text:span>: +2 auf Kraft, Geschick oder Mumm.</text:p>
        <text:p text:style-name="P87"><text:span text:style-name="T36">Einfallsreich</text:span>: Improvisierte Werkzeuge geben dir +2.</text:p>
        <text:p text:style-name="P87"><text:span text:style-name="T36">Goldnase</text:span> (Stress): Der Erzähler beantwortet 3 Ja/Nein-Fragen zu einer Ruine oder einem Schatz.</text:p>
        <text:p text:style-name="P87"><text:span text:style-name="T36">Scharfschütze</text:span><text:span text:style-name="T44"> </text:span><text:span text:style-name="T48">(Jagdwaffe)</text:span>: +2 auf Attacken, wenn du dich diese Runde nicht bewegst.</text:p>
        <text:p text:style-name="P87"><text:span text:style-name="T36">Scout</text:span> (Stress): +2 auf Orientierung, Wahrnehmung oder Wildnisleben.</text:p>
        <text:p text:style-name="P87"><text:span text:style-name="T36">Spurenleser</text:span> (Stress): Der Erzähler beantwortet 3 Ja/Nein-Fragen zu einer Bestie, einem Tier oder einer Spur.</text:p>
        <text:p text:style-name="P87"><text:span text:style-name="T36">Zäh</text:span> (Einmal pro Abend): Ignoriere eingehenden Schaden.</text:p>
        <text:p text:style-name="P91"/>
        <text:h text:style-name="P92" text:outline-level="2">Bastler</text:h>
        <text:p text:style-name="P93">Genialer Mechaniker, <text:span text:style-name="T49">der mit allen arten von Maschinen, Fahrzeugen und Sprengstoffen umgehen kann.</text:span></text:p>
        <text:p text:style-name="P93"><text:span text:style-name="T36">Wichtige Attribute</text:span>: Klugheit, Instinkt</text:p>
        <text:p text:style-name="P94"><text:span text:style-name="T36">Gepäck</text:span>: <text:span text:style-name="T50">Flinte, Knüppel, Werkzeug, Ersatzteile, Taschenlampe, Sprengsatz, Granate</text:span></text:p>
        <text:p text:style-name="P89"><text:span text:style-name="T36">Alternative Namen</text:span>: Mechaniker, Ingenieur, Sprengmeister, Tüftler</text:p>
        <text:p text:style-name="P89"/>
        <text:h text:style-name="P95" text:outline-level="3">Talente</text:h>
        <text:p text:style-name="P96"><text:span text:style-name="T36">Einfallsreich</text:span>: Improvisierte Werkzeuge geben dir +2.</text:p>
        <text:p text:style-name="P96"><text:span text:style-name="T36">Fachkenntnis</text:span> (Stress): Du erkennst mit einem Blick, wozu eine Maschine dient und wie sie ungefähr funktioniert.</text:p>
        <text:p text:style-name="P96"><text:span text:style-name="T36">Kaugummi und Faden</text:span> (Einmal pro Abend): Bringe ein defektes Gerät sofort zum Laufen.</text:p>
        <text:p text:style-name="P96"><text:span text:style-name="T36">MacGyver</text:span> (Stress): Nutze Schrott, um in wenigen Minuten eine Waffe, Sprengstoff oder Werkzeug zu improvisieren.</text:p>
        <text:p text:style-name="P96"><text:span text:style-name="T51">Mechaniker</text:span>: +2 auf Handwerk und Reparaturen.</text:p>
        <text:p text:style-name="P96"><text:span text:style-name="T52">Pilot</text:span>: Du kannst exotische Fahrzeuge wie Flugzeuge oder U-Boote steuern.</text:p>
        <text:p text:style-name="P96"><text:span text:style-name="T36">Scotty</text:span> (Stress): Erledige eine Reparatur in einem Bruchteil der Zeit: Wochen werden Tage, Tage werden Stunden, etc.</text:p>
        <text:p text:style-name="P96"><text:span text:style-name="T36">Sprengmeister</text:span> (Stress): +2 im Umgang mit Sprengstoff oder Granaten.</text:p>
        <text:p text:style-name="P97"><text:span text:style-name="T36">Theorie</text:span> (Stress): Der Erzähler beantwortet 3 Ja/Nein-Fragen zu einem Gerät oder einer wissenschaftlichen Theorie.</text:p>
        <text:p text:style-name="P87"/>
        <text:h text:style-name="P72" text:outline-level="2">Charmeur</text:h>
        <text:p text:style-name="P88">Verführerischer Manipulator, der über Leichen geht, um seine Ziele zu erreichen.</text:p>
        <text:p text:style-name="P98"><text:span text:style-name="T36">Wichtige Attribute</text:span>: <text:span text:style-name="T53">Charisma, Instinkt</text:span></text:p>
        <text:p text:style-name="P94"><text:span text:style-name="T36">Gepäck</text:span>: <text:span text:style-name="T50">Messer, Dietrich, Gift, Schlafmittel, Falsche Papiere, Elegantes Outfit</text:span></text:p>
        <text:p text:style-name="P99"><text:span text:style-name="T36">Alternative Namen</text:span>: Femme Fatale<text:span text:style-name="T53">, Intrigant, Sirene, Spion</text:span></text:p>
        <text:h text:style-name="Heading_20_3" text:outline-level="3"/>
        <text:h text:style-name="Heading_20_3" text:outline-level="3">Talente</text:h>
        <text:p text:style-name="P87"><text:span text:style-name="T36">Assassine</text:span>: +1 Schaden gegen unvorbereitete Gegner.</text:p>
        <text:p text:style-name="P87"><text:span text:style-name="T36">Eiskalt</text:span> <text:span text:style-name="T53">(</text:span>Stress<text:span text:style-name="T53">): </text:span>+2 auf Einschüchtern oder Drohen.</text:p>
        <text:p text:style-name="P87"><text:span text:style-name="T36">Flinke Finger</text:span> <text:span text:style-name="T53">(</text:span>Stress<text:span text:style-name="T53">): </text:span>2 auf Diebstahl oder Falschspiel (z.B. um Gift unterzumischen).</text:p>
        <text:p text:style-name="P87"><text:span text:style-name="T36">Gutaussehend</text:span>: +2 auf Verführen.</text:p>
        <text:p text:style-name="P87"><text:span text:style-name="T36">Harmlos</text:span>: Du wirst <text:span text:style-name="T53">generell oft</text:span> unterschätzt und im Kampf <text:span text:style-name="T53">ignoriert, solange du nicht die Aufmerksamkeit auf dich ziehst.</text:span></text:p>
        <text:p text:style-name="P87"><text:span text:style-name="T36">Klatsch</text:span> <text:span text:style-name="T53">(</text:span>Urbane Umgebung, eine Stunde<text:span text:style-name="T53">)</text:span>: Der Erzähler beantwortet 3 soziale oder politische Ja/Nein-Fragen.</text:p>
        <text:p text:style-name="P87"><text:span text:style-name="T36">Netzwerk</text:span> <text:span text:style-name="T53">(</text:span>Urbane Umgebung, eine Stunde<text:span text:style-name="T53">): </text:span>Du erhältst Zugang zu einem exklusiven Ort oder Kreis.</text:p>
        <text:p text:style-name="P87"><text:span text:style-name="T36">Silberzunge</text:span> <text:span text:style-name="T53">(</text:span>Stress<text:span text:style-name="T53">): </text:span>+2 auf Überreden, Manipulieren oder Lügen.</text:p>
        <text:p text:style-name="P87"><text:span text:style-name="T36">Entertainer</text:span>: +2 um andere zu unterhalten (z.B. Singen, Tanzen).</text:p>
        <text:h text:style-name="P100" text:outline-level="2">Detektiv</text:h>
        <text:p text:style-name="P101">Hartgesottener Ermittler, der <text:span text:style-name="T49">unbeirrbar</text:span> nach der Wahrheit sucht.</text:p>
        <text:p text:style-name="Standard"><text:span text:style-name="T36">Wichtige Attribute</text:span>: <text:span text:style-name="T54">Charisma, </text:span><text:span text:style-name="T55">Klugheit, </text:span><text:span text:style-name="T54">Instinkt</text:span></text:p>
        <text:p text:style-name="P94"><text:span text:style-name="T36">Gepäck</text:span>: <text:span text:style-name="T50">Revolver, Kamera, Forensik-Set, Dietriche, Taschenlampe, (Falscher) Ausweis</text:span></text:p>
        <text:p text:style-name="P89"><text:span text:style-name="T36">Alternative Namen</text:span>: Ermittler, Schnüffler, Inspektor, Journalist</text:p>
        <text:p text:style-name="P102"/>
        <text:h text:style-name="Heading_20_3" text:outline-level="3">Talente</text:h>
        <text:p text:style-name="P102"><text:span text:style-name="T36">Analyse</text:span> (Stress): Der Erzähler beantwortet 3 Ja/Nein-Fragen zu einem Tatort oder einem Verdächtigen.</text:p>
        <text:p text:style-name="P102"><text:span text:style-name="T36">Beschützer</text:span>: +2 auf Kampf und <text:span text:style-name="T56">Mumm</text:span>, <text:span text:style-name="T46">solange </text:span>du jemanden <text:span text:style-name="T57">anderen </text:span>beschützt.</text:p>
        <text:p text:style-name="P103"><text:span text:style-name="T58">Fotografisches Gedächtnis</text:span>: <text:span text:style-name="T49">Du hast ein perfektes Gedächtnis </text:span><text:span text:style-name="T56">und kannst extrem schnell lesen.</text:span></text:p>
        <text:p text:style-name="P102"><text:span text:style-name="T51">Gassenwissen</text:span> (Urbane Umgebung, eine Stunde): Der Erzähler beantwortet 3 Ja/Nein-Fragen zur kriminellen Unterwelt.</text:p>
        <text:p text:style-name="P102"><text:span text:style-name="T36">Menschenkenner</text:span>: +2 auf Verhör<text:span text:style-name="T49">e</text:span> <text:span text:style-name="T49">und</text:span> Empathie.</text:p>
        <text:p text:style-name="P104"><text:span text:style-name="T51">Netzwerk</text:span> (Urbane Umgebung, eine Stunde): Du treibst jemanden auf, der in der aktuellen Situation helfen kann.</text:p>
        <text:p text:style-name="P102"><text:span text:style-name="T36">Schatten</text:span>: +2 auf Schleiche, Beschatten <text:span text:style-name="T49">und</text:span> Schmuggeln.</text:p>
        <text:p text:style-name="P102"><text:span text:style-name="T36">Spürnase</text:span> (Stress): +2 auf Wahrnehmung, Ermitteln <text:span text:style-name="T56">oder</text:span><text:span text:style-name="T46"> Recherchen.</text:span></text:p>
        <text:p text:style-name="P102"><text:span text:style-name="T59">Zäh</text:span> (Einmal pro Abend): <text:span text:style-name="T57">Ignoriere eingehenden Schaden. </text:span></text:p>
        <text:p text:style-name="P105"/>
        <text:h text:style-name="P72" text:outline-level="2">Soldat</text:h>
        <text:p text:style-name="P106">Abgebrühter <text:span text:style-name="T60">Kriegsv</text:span><text:span text:style-name="T61">eteran </text:span><text:span text:style-name="T60">mit nerven aus Stahl.</text:span></text:p>
        <text:p text:style-name="P107"><text:span text:style-name="T36">Wichtige Attribute</text:span>: Kampf, <text:span text:style-name="T62">Kraft, </text:span><text:span text:style-name="T60">Mumm</text:span></text:p>
        <text:p text:style-name="P94"><text:span text:style-name="T36">Gepäck</text:span>: <text:span text:style-name="T50">Gewehr, Pistole, Kampfmesser, Munition, Erste-Hilfe-Set, Feldstecher</text:span></text:p>
        <text:p text:style-name="P89"><text:span text:style-name="T36">Alternative Namen</text:span>: Söldner, Veteran</text:p>
        <text:p text:style-name="P89"/>
        <text:h text:style-name="Heading_20_3" text:outline-level="3">Talente</text:h>
        <text:p text:style-name="P90"><text:span text:style-name="T47">Adrenalinschub</text:span> (Stress): +2 auf Nahkampfangriffe oder -verteidigungen.</text:p>
        <text:p text:style-name="P97"><text:span text:style-name="T36">Draufgänger</text:span> (Stress): +2 auf Kraft, Geschick oder Mumm.</text:p>
        <text:p text:style-name="P108"><text:span text:style-name="T36">Kampfrausch</text:span> (Stress, Aktion; keine langsame Waffe): Führe einen Angriff gegen bis zu drei Ziele aus.</text:p>
        <text:p text:style-name="P109"><text:span text:style-name="T36">Kommandos</text:span> (Stress, Aktion): Alle Verbündeten erhalten +1 auf ihre nächste Attacke oder Verteidigung.</text:p>
        <text:p text:style-name="P110"><text:span text:style-name="T59">Scout</text:span><text:span text:style-name="T44">: +2 auf Orientierung, Wahrnehmung oder Überleben in der Wildnis.</text:span></text:p>
        <text:p text:style-name="P111"><text:span text:style-name="T63">Taktiker</text:span><text:span text:style-name="T64">: +2 auf militärische Taktik und Strategie.</text:span></text:p>
        <text:p text:style-name="P109"><text:span text:style-name="T36">Vernichten</text:span> (Stress): +1 Schaden auf deine nächste Attacke.</text:p>
        <text:p text:style-name="P112"><text:span text:style-name="T47">Waffenspezialist</text:span>: +2 <text:span text:style-name="T60">mit Geschützen und schweren Waffen.</text:span></text:p>
        <text:p text:style-name="P93"><text:span text:style-name="T59">Zäh</text:span><text:span text:style-name="T44"> (Einmal pro Abend): </text:span><text:span text:style-name="T65">Ignoriere eingehenden Schaden. </text:span></text:p>
        <text:p text:style-name="P113"/>
        <text:p text:style-name="Standard"/>
        <text:p text:style-name="P114">Telepath</text:p>
        <text:p text:style-name="P114">Telekinet</text:p>
        <text:p text:style-name="P115"/>
      </text:section>
      <text:section text:style-name="Sect1" text:name="Section8">
        <text:h text:style-name="P116" text:outline-level="1">Kapitel <text:span text:style-name="T66">XX</text:span></text:h>
        <text:h text:style-name="P117" text:outline-level="1">Regeln</text:h>
        <text:p text:style-name="P118">Der Großteil des Spiels besteht aus einer gemeinsamen Unterhaltung, in der ihr zusammen eine Geschichte erzählt.</text:p>
        <text:p text:style-name="P118">Du und die anderen Spieler übernehmen jeweils die Rolle eines Helden, während der Erzähler beschreibt, wie die Welt auf eure Handlungen reagiert.</text:p>
        <text:p text:style-name="P118">Für bestimmte Situationen gibt es jedoch Regeln, die den Ausgang der Geschichte bestimmen.</text:p>
        <text:p text:style-name="P119"/>
        <text:section text:style-name="Sect2" text:name="Section4">
          <text:h text:style-name="P120" text:outline-level="2">Einfache Probe</text:h>
          <text:p text:style-name="P119">Wenn ein Held etwas Riskantes oder Ungewisses tut, kann der Erzähler eine Probe verlangen.</text:p>
          <text:p text:style-name="P119">Der Erzähler bestimmt <text:span text:style-name="T67">das geprüfte Attribut und den Schwierigkeitsgrad (SG).</text:span></text:p>
          <text:p text:style-name="P121"><text:span text:style-name="T68">Du </text:span><text:span text:style-name="T69">rollst</text:span><text:span text:style-name="T68"> eine Anzahl W10 entsprechend deinem Wert im gewählten Attribut </text:span><text:span text:style-name="T67">(Pool).</text:span></text:p>
          <text:p text:style-name="P121"><text:span text:style-name="T67">Jeder 8er, 9ner und 10ner ist ein Erfolg. Außerdem darfst du jeden 10ner nochmal würfeln </text:span><text:span text:style-name="T69">(explodierende Würfel).</text:span></text:p>
          <text:p text:style-name="P122">Das Ergebnis hängt davon ab, wie viele Erfolge du im Vergleich zum SG hast:</text:p>
          <text:list text:style-name="L5">
            <text:list-item>
              <text:p text:style-name="P123"><text:span text:style-name="T70">Weniger</text:span> <text:span text:style-name="T69">=</text:span> Fehlschlag</text:p>
            </text:list-item>
            <text:list-item>
              <text:p text:style-name="P123"><text:span text:style-name="T70">Gleich oder Mehr</text:span> <text:span text:style-name="T69">= </text:span>Erfolg</text:p>
            </text:list-item>
            <text:list-item>
              <text:p text:style-name="P123"><text:span text:style-name="T71">5</text:span><text:span text:style-name="T70">+ mehr</text:span> <text:span text:style-name="T69">=</text:span> Meisterlicher Erfolg</text:p>
            </text:list-item>
          </text:list>
          <text:h text:style-name="P124" text:outline-level="2">Modifikatoren</text:h>
          <text:p text:style-name="P125">Umstände können den Würfelpool deiner Probe erheblich verändern. Du erhältst z.B. jeweils +2 Würfel, wenn:</text:p>
          <text:list text:style-name="L6">
            <text:list-item>
              <text:p text:style-name="P126"><text:span text:style-name="T72">du ein</text:span> passendes Werkzeug <text:span text:style-name="T72">verwendest</text:span></text:p>
            </text:list-item>
            <text:list-item>
              <text:p text:style-name="P126">dir jemand bei deiner Probe hilft</text:p>
            </text:list-item>
          </text:list>
          <text:p text:style-name="P127">Zusätzlich können Talente und Manöver den Würfelpool bestimmter Proben erhöhen oder verringern.</text:p>
          <text:p text:style-name="P127">Sinkt dein Würfelpool durch Modifikatoren auf 0 oder weniger, gilt die Probe automatisch als gescheitert.</text:p>
          <text:p text:style-name="P121"/>
          <text:p text:style-name="P121"/>
          <text:p text:style-name="P121"/>
          <text:p text:style-name="P121"/>
          <text:h text:style-name="P128" text:outline-level="2">Vergleich</text:h>
          <text:p text:style-name="P125">Wenn Helden miteinander konkurrieren, kann ein Vergleich durchgeführt werden.</text:p>
          <text:p text:style-name="P125">Dabei gibt es keinen festen Schwierigkeitsgrad (SG). Stattdessen würfeln alle Beteiligten jeweils einen passenden Würfelpool. Wer die meisten Erfolge erzielt, gewinnt den Vergleich.</text:p>
          <text:p text:style-name="P125"><text:soft-page-break/>Kommt es zu einem Gleichstand, wird die Probe wiederholt bist ein eindeutiger Sieger feststeht.</text:p>
          <text:p text:style-name="P129"/>
          <text:h text:style-name="P130" text:outline-level="2">Action <text:span text:style-name="T73">Szenen</text:span></text:h>
          <text:p text:style-name="P131">Action-Szenen, <text:span text:style-name="T71">wie z.B. Kämpfe oder Verfolgungsjagden, </text:span>sind <text:span text:style-name="T71">der Kern jedes guten Pulp-Abenteuers.</text:span></text:p>
          <text:p text:style-name="P131">Um die Übersicht zu behalten, werden sie in Runden von jeweils <text:span text:style-name="T70">sechs</text:span> Sekunden abgehandelt <text:span text:style-name="T74">und bei bedarf kann die Umgebung mit einer Skizze visualisiert werden.</text:span></text:p>
          <text:p text:style-name="P131"/>
          <text:h text:style-name="P132" text:outline-level="3">Reihenfolge</text:h>
          <text:p text:style-name="P133">Jeder Beteiligte kommt einmal pro Runde zum Zug. Die Reihenfolge verläuft im Uhrzeigersinn <text:span text:style-name="T70">(</text:span>es wird keine Initiative ausgewürfelt<text:span text:style-name="T70">)</text:span>.</text:p>
          <text:p text:style-name="P133">Den ersten Zug der Szene erhält der Spieler, der die Situation ins Rollen bringt.</text:p>
          <text:p text:style-name="P133"/>
          <text:h text:style-name="Heading_20_2" text:outline-level="2">Spieler Zug</text:h>
          <text:p text:style-name="P131"><text:span text:style-name="T75">Wenn du am Zug bist, </text:span><text:span text:style-name="T71">kannst du deinen Helden bis zu 9 Meter bewegen und eine Aktion ausführen.</text:span></text:p>
          <text:p text:style-name="P134">Typische Aktionen sind:</text:p>
          <text:list text:style-name="L7">
            <text:list-item>
              <text:p text:style-name="P135">Attackieren</text:p>
            </text:list-item>
            <text:list-item>
              <text:p text:style-name="P135">eine Tür eintreten</text:p>
            </text:list-item>
            <text:list-item>
              <text:p text:style-name="P135">Sprinten (erneut bewegen)</text:p>
            </text:list-item>
            <text:list-item>
              <text:p text:style-name="P135">jemandem helfen</text:p>
            </text:list-item>
          </text:list>
          <text:p text:style-name="P136"/>
          <text:p text:style-name="P136"/>
          <text:h text:style-name="Heading_20_3" text:outline-level="3">Nebensächliches</text:h>
          <text:p text:style-name="P131"><text:span text:style-name="T70">Kleinigkeiten</text:span>, <text:span text:style-name="T75">wie z.B. ein paar Worte sagen oder eine Waffe ziehen, </text:span><text:span text:style-name="T70">können zusätzlich und ohne Aktion ausgeführt werden.</text:span></text:p>
          <text:p text:style-name="P137">Im Zweifelsfall entscheidet der Erzähler über die Limits.</text:p>
          <text:p text:style-name="P134"/>
          <text:h text:style-name="Heading_20_3" text:outline-level="3">Minions</text:h>
          <text:p text:style-name="P131">Kontrollierst du mehrere Figuren (z. B. beschworene Kreaturen oder Verbündete), handeln diese direkt nach deinem Helden.</text:p>
          <text:p text:style-name="P131">Sie verwenden dieselben Regeln für Bewegung und Aktionen.</text:p>
          <text:p text:style-name="P131"/>
          <text:p text:style-name="P131"/>
          <text:p text:style-name="P131"/>
          <text:p text:style-name="P131"/>
          <text:p text:style-name="P131"/>
          <text:p text:style-name="P131"/>
          <text:h text:style-name="Heading_20_3" text:outline-level="3">Attacke</text:h>
          <text:p text:style-name="P131"><text:span text:style-name="T76">Um jemanden zu attackieren, musst du dich in Reichweite befinden und eine Probe </text:span><text:span text:style-name="T71">auf Kämpfen ablegen.</text:span></text:p>
          <text:p text:style-name="P138">Gelingt die Probe, erleidet das Ziel 1 Schaden bzw. 2 Schaden bei einem kritischen Erfolg.</text:p>
          <text:p text:style-name="P139">Im Nahkampf kannst du auf den Schaden verzichten und das Ziel stattdessen festhalten oder ihm einen Gegenstand entreißen – zumindest, solange es realistisch ist, dass du das Ziel in einen Ringkampf verwickeln kannst.</text:p>
          <text:p text:style-name="P140"><text:soft-page-break/></text:p>
          <text:p text:style-name="P140"/>
          <text:p text:style-name="P140"/>
          <text:p text:style-name="P140"/>
          <text:p text:style-name="P140"/>
          <text:p text:style-name="P140"/>
          <text:h text:style-name="Heading_20_2" text:outline-level="2">Erzähler Zug</text:h>
          <text:p text:style-name="P138">Der Erzähler kontrolliert alle Figuren, die nicht von den Spielern gesteuert werden.</text:p>
          <text:p text:style-name="P138">Er entscheidet, wie sie sich bewegen (für Menschen typischerweise 9 Meter pro Zug) und welche Aktionen sie ausführen.</text:p>
          <text:p text:style-name="P138">Der Erzähler legt <text:span text:style-name="T71">dabei aber </text:span>keine Proben ab. Greift eine von ihm kontrollierte Figur einen Helden oder Minion an, würfeln die Spieler die Verteidigung.</text:p>
          <text:p text:style-name="P138"/>
          <text:h text:style-name="Heading_20_3" text:outline-level="3">Verteidigung</text:h>
          <text:p text:style-name="P131"><text:span text:style-name="T77">Wird dein Held oder einer deiner Minions attackiert, darfst du dich mit einer Probe </text:span><text:span text:style-name="T71">auf Kämpfen verteidigen.</text:span></text:p>
          <text:p text:style-name="P139">Misslingt die Probe, erleidet deine Figur 1 Punkt Schaden.</text:p>
        </text:section>
        <text:p text:style-name="P141"/>
        <text:p text:style-name="P14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adornments="Bold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rimson Text" svg:font-family="'Crimson Text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Vampiro One" svg:font-family="'Vampiro One'" style:font-adornments="Bold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35.4pt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4.99pt" style:contextual-spacing="false" fo:line-height="100%" fo:text-align="start" style:justify-single-word="false" fo:keep-together="always" fo:orphans="2" fo:widows="2" style:writing-mode="lr-tb" loext:word-spacing-minimum="75%" loext:word-spacing-maximum="133%"/>
      <style:text-properties fo:color="#000000" loext:opacity="100%" style:font-name="Crimson Text" fo:font-family="'Crimson Text'" style:font-style-name="Regular" style:font-pitch="variable" fo:font-size="10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next-style-name="Standard" style:class="extra">
      <style:paragraph-properties fo:margin-top="0pt" fo:margin-bottom="10.01pt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pt" fo:margin-bottom="4pt" style:contextual-spacing="true" fo:line-height="100%"/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Quote" style:family="paragraph" style:parent-style-name="Standard" style:next-style-name="Standard" loext:linked-style-name="Quote_20_Char">
      <style:paragraph-properties fo:margin-top="7.99pt" fo:margin-bottom="7.99pt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43.2pt" fo:margin-right="43.2pt" fo:margin-top="18pt" fo:margin-bottom="18pt" style:contextual-spacing="false" fo:text-align="center" style:justify-single-word="false" fo:padding-left="0pt" fo:padding-right="0pt" fo:padding-top="10.01pt" fo:padding-bottom="10.01pt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note" style:family="paragraph" style:parent-style-name="Standard" loext:linked-style-name="Foot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Figure_20_Index_20_1" style:display-name="Figure Index 1" style:family="paragraph" style:parent-style-name="Standard" style:next-style-name="Standard" style:class="index">
      <style:paragraph-properties fo:margin-top="0pt" fo:margin-bottom="0pt" style:contextual-spacing="false"/>
    </style:style>
    <style:style style:name="Heading_20_1" style:display-name="Heading 1" style:family="paragraph" style:next-style-name="Standard" loext:linked-style-name="Überschrift_20_1_20_Zchn" style:default-outline-level="1" style:list-style-name="" style:class="chapter" style:master-page-name="">
      <loext:graphic-properties draw:fill="solid" draw:fill-color="#191919"/>
      <style:paragraph-properties fo:margin-top="0pt" fo:margin-bottom="10.01pt" style:contextual-spacing="true" fo:line-height="100%" fo:text-align="center" style:justify-single-word="false" fo:orphans="2" fo:widows="2" style:page-number="auto" fo:background-color="#191919" style:writing-mode="lr-tb"/>
      <style:text-properties fo:font-variant="small-caps" fo:color="#ffffff" loext:opacity="100%" style:text-outline="false" style:font-name="Bangers" fo:font-family="Bangers" style:font-style-name="Bold" style:font-pitch="variable" fo:font-size="24pt" fo:letter-spacing="0.99pt" fo:font-style="normal" fo:text-shadow="none" fo:font-weight="bold" fo:background-color="transparent" style:font-size-asian="36pt" style:font-weight-asian="bold" style:font-name-complex="Arial1" style:font-family-complex="Arial" style:font-family-generic-complex="system" style:font-pitch-complex="variable" style:font-size-complex="36pt"/>
    </style:style>
    <style:style style:name="Heading_20_2" style:display-name="Heading 2" style:family="paragraph" style:next-style-name="Standard" loext:linked-style-name="Überschrift_20_2_20_Zchn" style:default-outline-level="2" style:list-style-name="" style:class="chapter" style:master-page-name="">
      <loext:graphic-properties draw:fill="none" draw:fill-color="#191919"/>
      <style:paragraph-properties fo:margin-top="0pt" fo:margin-bottom="3pt" style:contextual-spacing="false" fo:line-height="100%" fo:text-align="start" style:justify-single-word="false" fo:orphans="2" fo:widows="2" style:page-number="auto" fo:background-color="transparent" fo:padding-left="0pt" fo:padding-right="0pt" fo:padding-top="0pt" fo:padding-bottom="0.99pt" fo:border-left="none" fo:border-right="none" fo:border-top="none" fo:border-bottom="0.51pt solid #191919" style:writing-mode="lr-tb">
        <style:tab-stops/>
      </style:paragraph-properties>
      <style:text-properties fo:font-variant="small-caps" style:use-window-font-color="true" loext:opacity="0%" style:font-name="Bangers" fo:font-family="Bangers" style:font-style-name="Bold" style:font-pitch="variable" fo:font-size="15pt" fo:letter-spacing="0.99pt" fo:font-weight="bold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 style:master-page-name="">
      <style:paragraph-properties fo:margin-top="0pt" fo:margin-bottom="3pt" style:contextual-spacing="false" fo:line-height="100%" style:page-number="auto"/>
      <style:text-properties fo:font-variant="normal" fo:text-transform="none" style:use-window-font-color="true" loext:opacity="0%" style:font-name="Bangers" fo:font-family="Bangers" style:font-style-name="Bold" style:font-pitch="variable" fo:font-size="12pt" fo:letter-spacing="1.19pt" fo:font-weight="bold" style:font-weight-asian="bold" style:font-weight-complex="bold"/>
    </style:style>
    <style:style style:name="Heading_20_4" style:display-name="Heading 4" style:family="paragraph" style:parent-style-name="Heading_20_3" style:next-style-name="Standard" loext:linked-style-name="Überschrift_20_4_20_Zchn" style:default-outline-level="4" style:list-style-name="" style:class="chapter">
      <style:text-properties style:font-name="Vampiro One" fo:font-family="'Vampiro One'" style:font-style-name="Bold" style:font-pitch="variable" fo:font-size="10pt" fo:letter-spacing="normal" fo:font-weight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2.01pt" fo:margin-bottom="3pt" style:contextual-spacing="false" fo:keep-with-next="always"/>
      <style:text-properties fo:color="#2f5496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No_20_Spacing" style:display-name="No Spacing" style:family="paragraph" style:parent-style-name="Standard">
      <style:text-properties fo:font-size="5pt" style:font-size-asian="5pt" style:font-size-complex="5pt"/>
    </style:style>
    <style:style style:name="List_20_Paragraph" style:display-name="List Paragraph" style:family="paragraph" style:parent-style-name="Standard" loext:linked-style-name="Listenabsatz_20_Zchn">
      <style:paragraph-properties fo:margin-top="0pt" fo:margin-bottom="7.51pt" style:contextual-spacing="true"/>
    </style:style>
    <style:style style:name="Subtitle" style:family="paragraph" style:parent-style-name="Standard" style:next-style-name="Standard" loext:linked-style-name="Untertitel_20_Zchn" style:class="chapter">
      <style:text-properties fo:color="#2f5496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_3c_h3_3e__20_red" style:display-name="&lt;h3&gt; red" style:family="paragraph" style:parent-style-name="_3c_h3_3e__20_brown" loext:linked-style-name="_3c_h3_3e__20_red_20_Zchn">
      <loext:graphic-properties draw:fill="solid" draw:fill-color="#960000"/>
      <style:paragraph-properties fo:background-color="#960000"/>
    </style:style>
    <style:style style:name="_3c_h3_3e__20_green" style:display-name="&lt;h3&gt; green" style:family="paragraph" style:parent-style-name="_3c_h3_3e__20_brown" loext:linked-style-name="_3c_h3_3e__20_green_20_Zchn">
      <loext:graphic-properties draw:fill="solid" draw:fill-color="#006600"/>
      <style:paragraph-properties fo:background-color="#006600"/>
    </style:style>
    <style:style style:name="_3c_h3_3e__20_grey" style:display-name="&lt;h3&gt; grey" style:family="paragraph" style:parent-style-name="_3c_h3_3e__20_brown" loext:linked-style-name="_3c_h3_3e__20_grey_20_Zchn">
      <loext:graphic-properties draw:fill="solid" draw:fill-color="#808080"/>
      <style:paragraph-properties fo:background-color="#808080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11.99pt" fo:margin-bottom="4.99pt" style:contextual-spacing="false" fo:keep-with-next="always"/>
      <style:text-properties fo:font-variant="normal" fo:text-transform="none"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de" style:country-asian="DE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3pt" fo:margin-bottom="4.99pt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20.01pt" fo:margin-top="3pt" fo:margin-bottom="4.99pt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10.01pt" fo:margin-top="3pt" fo:margin-bottom="4.99pt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33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5" style:display-name="Contents 5" style:family="paragraph" style:parent-style-name="Standard" style:next-style-name="Standard" style:class="index">
      <style:paragraph-properties fo:margin-left="43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6" style:display-name="Contents 6" style:family="paragraph" style:parent-style-name="Standard" style:next-style-name="Standard" style:class="index">
      <style:paragraph-properties fo:margin-left="54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65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76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87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Markierung" style:family="paragraph" style:parent-style-name="Standard" loext:linked-style-name="Markierung_20_Zchn" style:master-page-name="">
      <loext:graphic-properties draw:fill="solid" draw:fill-color="#e7e6e6"/>
      <style:paragraph-properties fo:margin-top="15pt" fo:margin-bottom="15pt" style:contextual-spacing="true" fo:line-height="115%" fo:text-align="center" style:justify-single-word="false" style:page-number="auto" fo:background-color="#e7e6e6" fo:padding="1.39pt" fo:border-left="none" fo:border-right="none" fo:border-top="4.51pt solid #e7e6e6" fo:border-bottom="4.51pt solid #e7e6e6"/>
      <style:text-properties style:use-window-font-color="true" loext:opacity="0%" fo:font-size="10pt" fo:font-weight="normal"/>
    </style:style>
    <style:style style:name="Überschrift4" style:family="paragraph" style:parent-style-name="Standard" loext:linked-style-name="Überschrift4_20_Zchn">
      <style:text-properties fo:font-weight="bold" style:font-weight-asian="bold"/>
    </style:style>
    <style:style style:name="Formatvorlage1" style:family="paragraph" style:parent-style-name="Heading_20_4" loext:linked-style-name="Formatvorlage1_20_Zchn"/>
    <style:style style:name="Aufzählung_20__28_Markiert_29_" style:display-name="Aufzählung (Markiert)" style:family="paragraph" style:parent-style-name="Markierung" loext:linked-style-name="Aufzählung_20__28_Markiert_29__20_Zchn" style:list-style-name="WWNum2"/>
    <style:style style:name="Aufzählung_20__28_weiß_29_" style:display-name="Aufzählung (weiß)" style:family="paragraph" style:parent-style-name="List_20_Paragraph" loext:linked-style-name="Aufzählung_20__28_weiß_29__20_Zchn" style:list-style-name="WWNum1"/>
    <style:style style:name="Fett" style:family="paragraph" style:parent-style-name="Standard" loext:linked-style-name="_3c_p_3e__20_fett_20_Zchn" style:master-page-name="">
      <style:paragraph-properties style:page-number="auto"/>
      <style:text-properties fo:font-weight="bold"/>
    </style:style>
    <style:style style:name="_3c_p_3e__20_green" style:display-name="&lt;p&gt; green" style:family="paragraph" style:parent-style-name="Standard" loext:linked-style-name="_3c_p_3e__20_green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t" style:family="paragraph" style:parent-style-name="Standard" loext:linked-style-name="_3c_p_3e__20_brown_20_Zchn">
      <style:text-properties style:use-window-font-color="true" loext:opacity="0%" fo:font-style="italic" style:font-style-complex="italic"/>
    </style:style>
    <style:style style:name="_3c_p_3e__20_red" style:display-name="&lt;p&gt; red" style:family="paragraph" style:parent-style-name="Standard" loext:linked-style-name="_3c_p_3e__20_red_20_Zchn">
      <style:text-properties fo:color="#c00000" loext:opacity="100%"/>
    </style:style>
    <style:style style:name="_3c_p_3e__20_grey" style:display-name="&lt;p&gt; grey" style:family="paragraph" style:parent-style-name="Standard" loext:linked-style-name="_3c_p_3e__20_grey_20_Zchn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" style:family="paragraph" style:parent-style-name="Markierung" loext:linked-style-name="Markierung2_20_Zchn">
      <loext:graphic-properties draw:fill="solid" draw:fill-color="#6e603a"/>
      <style:paragraph-properties fo:background-color="#6e603a"/>
      <style:text-properties fo:color="#ffffff" loext:opacity="100%">
        <loext:char-complex-color loext:theme-type="light1" loext:color-type="theme"/>
      </style:text-properties>
    </style:style>
    <style:style style:name="_3c_p_3e__20_small" style:display-name="&lt;p&gt; small" style:family="paragraph" style:parent-style-name="Standard" loext:linked-style-name="_3c_p_3e__20_small_20_Zchn">
      <style:text-properties fo:font-size="6pt" style:font-size-asian="6pt" style:font-size-complex="6pt"/>
    </style:style>
    <style:style style:name="Index_20_1" style:display-name="Index 1" style:family="paragraph" style:parent-style-name="Standard" style:next-style-name="Standard" style:class="index">
      <style:paragraph-properties fo:margin-left="10.01pt" fo:text-indent="-10.01pt" style:auto-text-indent="false"/>
    </style:style>
    <style:style style:name="_3c_h3_3e__20_brown" style:display-name="&lt;h3&gt; brown" style:family="paragraph" loext:linked-style-name="_3c_h3_3e__20_brown_20_Zchn" style:default-outline-level="3" style:list-style-name="">
      <loext:graphic-properties draw:fill="solid" draw:fill-color="#000000"/>
      <style:paragraph-properties fo:margin-left="0pt" fo:margin-top="0pt" fo:margin-bottom="4.99pt" style:contextual-spacing="false" fo:line-height="100%" fo:text-align="left" style:justify-single-word="false" fo:orphans="2" fo:widows="2" fo:background-color="#000000" style:writing-mode="lr-tb"/>
      <style:text-properties fo:color="#ffffff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" style:display-name="Manöver (Attacke)" style:family="paragraph" style:parent-style-name="Heading_20_3" loext:linked-style-name="Manöver_20__28_Attacke_29__20_Zchn">
      <loext:graphic-properties draw:fill="solid" draw:fill-color="#960000"/>
      <style:paragraph-properties fo:background-color="#960000"/>
      <style:text-properties fo:font-variant="small-caps" fo:color="#ffffff" loext:opacity="100%" fo:font-weight="normal" style:font-weight-asian="normal">
        <loext:char-complex-color loext:theme-type="light1" loext:color-type="theme"/>
      </style:text-properties>
    </style:style>
    <style:style style:name="Manöver_20__28_Parade_29_" style:display-name="Manöver (Parade)" style:family="paragraph" style:parent-style-name="Manöver_20__28_Attacke_29_" loext:linked-style-name="Manöver_20__28_Parade_29__20_Zchn">
      <loext:graphic-properties draw:fill="solid" draw:fill-color="#006600"/>
      <style:paragraph-properties fo:background-color="#006600"/>
    </style:style>
    <style:style style:name="Manöver_20__28_Neutral_29_" style:display-name="Manöver (Neutral)" style:family="paragraph" style:parent-style-name="Manöver_20__28_Attacke_29_" loext:linked-style-name="Manöver_20__28_Neutral_29__20_Zchn">
      <loext:graphic-properties draw:fill="solid" draw:fill-color="#808080"/>
      <style:paragraph-properties fo:background-color="#808080"/>
    </style:style>
    <style:style style:name="Standard_20__28_Fett_29_" style:display-name="Standard (Fett)" style:family="paragraph" style:parent-style-name="Standard" loext:linked-style-name="Standard_20__28_Fett_29__20_Zchn">
      <style:text-properties fo:font-weight="bold" style:font-weight-asian="bold"/>
    </style:style>
    <style:style style:name="Hinweis_20__28_Grün_29_" style:display-name="Hinweis (Grün)" style:family="paragraph" style:parent-style-name="Standard" loext:linked-style-name="Hinweis_20__28_Grün_29_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" style:display-name="Hinweis (Blau)" style:family="paragraph" style:parent-style-name="Standard" loext:linked-style-name="Hinweis_20__28_Blau_29__20_Zchn">
      <style:text-properties fo:color="#837345" loext:opacity="100%"/>
    </style:style>
    <style:style style:name="Hinweis_20__28_Rot_29_" style:display-name="Hinweis (Rot)" style:family="paragraph" style:parent-style-name="Standard" loext:linked-style-name="Hinweis_20__28_Rot_29__20_Zchn">
      <style:text-properties fo:color="#c00000" loext:opacity="100%"/>
    </style:style>
    <style:style style:name="Hinweis_20__28_Grau_29_" style:display-name="Hinweis (Grau)" style:family="paragraph" style:parent-style-name="Standard" loext:linked-style-name="Hinweis_20__28_Grau_29__20_Zchn">
      <style:text-properties fo:color="#918b8b" loext:opacity="100%"/>
    </style:style>
    <style:style style:name="Manöver_28_Braun_29_" style:display-name="Manöver(Braun)" style:family="paragraph" style:parent-style-name="Manöver_20__28_Parade_29_" loext:linked-style-name="Manöver_28_Braun_29__20_Zchn">
      <loext:graphic-properties draw:fill="solid" draw:fill-color="#6e603a"/>
      <style:paragraph-properties fo:background-color="#6e603a"/>
    </style:style>
    <style:style style:name="Marginalia" style:family="paragraph" style:parent-style-name="Standard" loext:linked-style-name="Kommentartext_20_Zchn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Kommentarthema_20_Zchn">
      <style:text-properties fo:font-weight="bold" style:font-weight-asian="bold" style:font-weight-complex="bold"/>
    </style:style>
    <style:style style:name="Titel1" style:family="paragraph" style:parent-style-name="Standard" loext:linked-style-name="Title_20_Zchn">
      <style:text-properties fo:font-variant="small-caps" style:font-name="Book Antiqua" fo:font-family="'Book Antiqua'" style:font-family-generic="roman" style:font-pitch="variable" fo:font-size="60pt" style:font-size-asian="60pt" style:font-size-complex="6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margin-left="0pt" fo:margin-right="0pt" fo:margin-top="0pt" fo:margin-bottom="0pt" style:contextual-spacing="true" fo:text-align="center" style:justify-single-word="false" fo:orphans="0" fo:widows="0" fo:text-indent="0pt" style:auto-text-indent="false" style:page-number="auto" text:number-lines="false" text:line-number="0" style:vertical-align="auto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Table_20_Contents">
      <loext:graphic-properties draw:fill="none" draw:fill-color="#000000"/>
      <style:paragraph-properties fo:background-color="transparent"/>
      <style:text-properties fo:color="#ffffff" loext:opacity="100%">
        <loext:char-complex-color loext:theme-type="light1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74pt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26pt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26pt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Überschrift_20_1_20_Zchn" style:display-name="Überschrift 1 Zchn" style:family="text" loext:linked-style-name="Heading_20_1">
      <style:text-properties fo:color="#ffffff" loext:opacity="100%" fo:font-size="36pt" style:font-size-asian="36pt" style:font-size-complex="36pt">
        <loext:char-complex-color loext:theme-type="light1" loext:color-type="theme"/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font-variant="small-caps" fo:color="#000000" loext:opacity="100%" style:font-name="Berlin Sans FB Demi" fo:font-family="'Berlin Sans FB Demi'" style:font-family-generic="roman" style:font-pitch="variable" fo:font-size="16pt" fo:letter-spacing="0.99pt" style:font-size-asian="16pt" style:font-name-complex="Arial1" style:font-family-complex="Arial" style:font-family-generic-complex="system" style:font-pitch-complex="variable" style:font-size-complex="16pt" style:font-weight-complex="bold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>
        <loext:char-complex-color loext:theme-type="dark1" loext:color-type="theme"/>
      </style:text-properties>
    </style:style>
    <style:style style:name="Page_20_Number" style:display-name="Page Number" style:family="text" style:parent-style-name="Default_20_Paragraph_20_Font"/>
    <style:style style:name="Untertitel_20_Zchn" style:display-name="Untertitel Zchn" style:family="text" style:parent-style-name="Default_20_Paragraph_20_Font" loext:linked-style-name="Subtitle">
      <style:text-properties fo:color="#2f5496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 loext:linked-style-name="Heading_20_4">
      <style:text-properties fo:color="#000000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Subtle_20_Emphasis" style:display-name="Subtle Emphasis" style:family="text">
      <style:text-properties fo:color="#960000" loext:opacity="100%"/>
    </style:style>
    <style:style style:name="_3c_h3_3e__20_red_20_Zchn" style:display-name="&lt;h3&gt; red Zchn" style:family="text" style:parent-style-name="Überschrift_20_3_20_Zchn" loext:linked-style-name="_3c_h3_3e__20_red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96000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Emphasis" style:family="text" style:parent-style-name="Untertitel_20_Zchn">
      <style:text-properties fo:color="#0066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h3_3e__20_green_20_Zchn" style:display-name="&lt;h3&gt; green Zchn" style:family="text" style:parent-style-name="Default_20_Paragraph_20_Font" loext:linked-style-name="_3c_h3_3e__20_green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Intense_20_Emphasis" style:display-name="Intense Emphasis" style:family="text" style:parent-style-name="Untertitel_20_Zchn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_3c_h3_3e__20_grey_20_Zchn" style:display-name="&lt;h3&gt; grey Zchn" style:family="text" style:parent-style-name="Überschrift_20_3_20_Zchn" loext:linked-style-name="_3c_h3_3e__20_grey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80808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Nicht_20_aufgelöste_20_Erwähnung1" style:display-name="Nicht aufgelöste Erwähnung1" style:family="text" style:parent-style-name="Default_20_Paragraph_20_Font">
      <style:text-properties fo:color="#808080" loext:opacity="100%" fo:background-color="#e6e6e6"/>
    </style:style>
    <style:style style:name="Überschrift_20_5_20_Zchn" style:display-name="Überschrift 5 Zchn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arkierung_20_Zchn" style:display-name="Markierung Zchn" style:family="text" style:parent-style-name="Default_20_Paragraph_20_Font" loext:linked-style-name="Markierung">
      <style:text-properties fo:color="#000000" loext:opacity="100%" style:font-name="Arial" fo:font-family="Arial" style:font-family-generic="roman" style:font-pitch="variable" fo:font-size="10pt" fo:background-color="#dad1b8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Überschrift4_20_Zchn" style:display-name="Überschrift4 Zchn" style:family="text" style:parent-style-name="Default_20_Paragraph_20_Font" loext:linked-style-name="Überschrift4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Formatvorlage1_20_Zchn" style:display-name="Formatvorlage1 Zchn" style:family="text" style:parent-style-name="Überschrift_20_4_20_Zchn" loext:linked-style-name="Formatvorlage1">
      <style:text-properties fo:font-variant="normal" fo:text-transform="none" fo:color="#ffffff" loext:opacity="100%" style:font-name="Arial" fo:font-family="Arial" style:font-family-generic="roman" style:font-pitch="variable" fo:font-size="10pt" fo:letter-spacing="0.4pt" fo:font-weight="bold" fo:background-color="#6e603a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Listenabsatz_20_Zchn" style:display-name="Listenabsatz Zchn" style:family="text" style:parent-style-name="Default_20_Paragraph_20_Font" loext:linked-style-name="List_20_Paragraph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Aufzählung_20__28_Markiert_29__20_Zchn" style:display-name="Aufzählung (Markiert) Zchn" style:family="text" style:parent-style-name="Listenabsatz_20_Zchn" loext:linked-style-name="Aufzählung_20__28_Markiert_29_">
      <style:text-properties fo:color="#000000" loext:opacity="100%" style:font-name="Arial" fo:font-family="Arial" style:font-family-generic="roman" style:font-pitch="variable" fo:font-size="12pt" fo:background-color="#dad1b8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Aufzählung_20__28_weiß_29__20_Zchn" style:display-name="Aufzählung (weiß) Zchn" style:family="text" style:parent-style-name="Listenabsatz_20_Zchn" loext:linked-style-name="Aufzählung_20__28_weiß_29_"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_3c_p_3e__20_fett_20_Zchn" style:display-name="&lt;p&gt; fett Zchn" style:family="text" style:parent-style-name="Default_20_Paragraph_20_Font" loext:linked-style-name="Fet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_3c_p_3e__20_green_20_Zchn" style:display-name="&lt;p&gt; green Zchn" style:family="text" style:parent-style-name="Default_20_Paragraph_20_Font" loext:linked-style-name="_3c_p_3e__20_green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_3c_p_3e__20_brown_20_Zchn" style:display-name="&lt;p&gt; brown Zchn" style:family="text" style:parent-style-name="Default_20_Paragraph_20_Font" loext:linked-style-name="Hint">
      <style:text-properties fo:color="#837345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/>
    </style:style>
    <style:style style:name="_3c_p_3e__20_red_20_Zchn" style:display-name="&lt;p&gt; red Zchn" style:family="text" style:parent-style-name="Default_20_Paragraph_20_Font" loext:linked-style-name="_3c_p_3e__20_red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p_3e__20_grey_20_Zchn" style:display-name="&lt;p&gt; grey Zchn" style:family="text" style:parent-style-name="Default_20_Paragraph_20_Font" loext:linked-style-name="_3c_p_3e__20_grey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_20_Zchn" style:display-name="Markierung2 Zchn" style:family="text" style:parent-style-name="Default_20_Paragraph_20_Font" loext:linked-style-name="Markierung2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_3c_p_3e__20_small_20_Zchn" style:display-name="&lt;p&gt; small Zchn" style:family="text" style:parent-style-name="Default_20_Paragraph_20_Font" loext:linked-style-name="_3c_p_3e__20_small">
      <style:text-properties fo:color="#000000" loext:opacity="100%" style:font-name="Arial" fo:font-family="Arial" style:font-family-generic="roman" style:font-pitch="variable" fo:font-size="6pt" style:font-size-asian="6pt" style:font-name-complex="Arial1" style:font-family-complex="Arial" style:font-family-generic-complex="system" style:font-pitch-complex="variable" style:font-size-complex="6pt">
        <loext:char-complex-color loext:theme-type="dark1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ontstyle11" style:family="text" style:parent-style-name="Default_20_Paragraph_20_Font">
      <style:text-properties fo:color="#000000" loext:opacity="100%" style:font-name="ArialMT" fo:font-family="ArialMT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_3c_h3_3e__20_brown_20_Zchn" style:display-name="&lt;h3&gt; brown Zchn" style:family="text" style:parent-style-name="_3c_h3_3e__20_green_20_Zchn" loext:linked-style-name="_3c_h3_3e__20_brown">
      <style:text-properties fo:color="#ffffff" loext:opacity="100%" style:font-name="Arial" fo:font-family="Arial" style:font-family-generic="roman" style:font-pitch="variable" fo:font-size="12pt" fo:background-color="#6e603a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_20_Zchn" style:display-name="Manöver (Attacke) Zchn" style:family="text" style:parent-style-name="Überschrift_20_3_20_Zchn" loext:linked-style-name="Manöver_20__28_Attacke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96000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Manöver_20__28_Parade_29__20_Zchn" style:display-name="Manöver (Parade) Zchn" style:family="text" style:parent-style-name="Default_20_Paragraph_20_Font" loext:linked-style-name="Manöver_20__28_Parade_29_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Manöver_20__28_Neutral_29__20_Zchn" style:display-name="Manöver (Neutral) Zchn" style:family="text" style:parent-style-name="Überschrift_20_3_20_Zchn" loext:linked-style-name="Manöver_20__28_Neutral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80808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Standard_20__28_Fett_29__20_Zchn" style:display-name="Standard (Fett) Zchn" style:family="text" style:parent-style-name="Default_20_Paragraph_20_Font" loext:linked-style-name="Standard_20__28_Fett_29_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Hinweis_20__28_Grün_29__20_Zchn" style:display-name="Hinweis (Grün) Zchn" style:family="text" style:parent-style-name="Default_20_Paragraph_20_Font" loext:linked-style-name="Hinweis_20__28_Grün_29_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_20_Zchn" style:display-name="Hinweis (Blau) Zchn" style:family="text" style:parent-style-name="Default_20_Paragraph_20_Font" loext:linked-style-name="Hinweis_20__28_Blau_29_">
      <style:text-properties fo:color="#83734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Rot_29__20_Zchn" style:display-name="Hinweis (Rot) Zchn" style:family="text" style:parent-style-name="Default_20_Paragraph_20_Font" loext:linked-style-name="Hinweis_20__28_Rot_29_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Grau_29__20_Zchn" style:display-name="Hinweis (Grau) Zchn" style:family="text" style:parent-style-name="Default_20_Paragraph_20_Font" loext:linked-style-name="Hinweis_20__28_Grau_29_">
      <style:text-properties fo:color="#918b8b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Manöver_28_Braun_29__20_Zchn" style:display-name="Manöver(Braun) Zchn" style:family="text" style:parent-style-name="Manöver_20__28_Parade_29__20_Zchn" loext:linked-style-name="Manöver_28_Braun_29_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 loext:linked-style-name="Marginalia">
      <style:text-properties fo:color="#0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Kommentarthema_20_Zchn" style:display-name="Kommentarthema Zchn" style:family="text" style:parent-style-name="Kommentartext_20_Zchn" loext:linked-style-name="annotation_20_subjec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Title_20_Zchn" style:display-name="Title Zchn" style:family="text" style:parent-style-name="Default_20_Paragraph_20_Font" loext:linked-style-name="Titel1">
      <style:text-properties fo:font-variant="small-caps" fo:color="#000000" loext:opacity="100%" style:font-name="Book Antiqua" fo:font-family="'Book Antiqua'" style:font-family-generic="roman" style:font-pitch="variable" fo:font-size="60pt" style:font-size-asian="60pt" style:font-name-complex="Arial1" style:font-family-complex="Arial" style:font-family-generic-complex="system" style:font-pitch-complex="variable" style:font-size-complex="60pt">
        <loext:char-complex-color loext:theme-type="dark1" loext:color-type="theme"/>
      </style:text-properties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4.25pt" fo:border="0.06pt solid #000000"/>
    </style:style>
    <style:style style:name="Inline_20_Heading" style:display-name="Inline Heading" style:family="graphic">
      <style:graphic-properties fo:min-width="1.16pt" fo:min-height="1.16pt" text:anchor-type="as-char" svg:y="0pt" fo:margin-left="0pt" fo:margin-right="0pt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bullet text:level="1" text:style-name="ListLabel_20_1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bullet text:level="1" text:style-name="ListLabel_20_10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3">
      <text:list-level-style-bullet text:level="1" text:style-name="ListLabel_20_19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Wingdings" style:font-charset="x-symbol"/>
      </text:list-level-style-bullet>
      <text:list-level-style-bullet text:level="3" text:style-name="ListLabel_20_2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2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2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4">
      <text:list-level-style-bullet text:level="1" text:style-name="ListLabel_20_2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3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3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5">
      <text:list-level-style-bullet text:level="1" text:style-name="ListLabel_20_3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4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6">
      <text:list-level-style-bullet text:level="1" text:style-name="ListLabel_20_4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5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7">
      <text:list-level-style-bullet text:level="1" text:style-name="ListLabel_20_5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5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6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8">
      <text:list-level-style-bullet text:level="1" text:style-name="ListLabel_20_6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6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9">
      <text:list-level-style-bullet text:level="1" text:style-name="ListLabel_20_7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0">
      <text:list-level-style-bullet text:level="1" text:style-name="ListLabel_20_8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8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8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1">
      <text:list-level-style-bullet text:level="1" text:style-name="ListLabel_20_9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9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9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9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9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2">
      <text:list-level-style-bullet text:level="1" text:style-name="ListLabel_20_10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0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0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0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3">
      <text:list-level-style-bullet text:level="1" text:style-name="ListLabel_20_10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1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4">
      <text:list-level-style-bullet text:level="1" text:style-name="ListLabel_20_11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5">
      <text:list-level-style-bullet text:level="1" text:style-name="ListLabel_20_12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2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6">
      <text:list-level-style-bullet text:level="1" text:style-name="ListLabel_20_13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3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loext:word-spacing-minimum="75%" loext:word-spacing-maximum="133%"/>
    </style:style>
    <style:style style:name="MP2" style:family="paragraph" style:parent-style-name="Footer">
      <style:paragraph-properties fo:text-align="right" style:justify-single-word="false" loext:word-spacing-minimum="75%" loext:word-spacing-maximum="133%"/>
    </style:style>
    <style:page-layout style:name="Mpm1">
      <style:page-layout-properties fo:page-width="419.5pt" fo:page-height="595.3pt" style:num-format="1" style:print-orientation="portrait" fo:margin-top="35.46pt" fo:margin-bottom="19.84pt" fo:margin-left="36pt" fo:margin-right="36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7.99pt" fo:margin-left="0pt" fo:margin-right="0pt" fo:margin-top="4.99pt" fo:background-color="transparent" style:dynamic-spacing="true" draw:fill="none" draw:fill-color="#729fcf"/>
      </style:footer-style>
    </style:page-layout>
    <style:page-layout style:name="Mpm2">
      <style:page-layout-properties fo:page-width="595.3pt" fo:page-height="841.89pt" style:num-format="1" style:print-orientation="portrait" fo:margin-top="35.46pt" fo:margin-bottom="19.84pt" fo:margin-left="51.05pt" fo:margin-right="99.24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49.61pt" fo:margin-left="0pt" fo:margin-right="0pt" fo:margin-bottom="46.74pt" style:dynamic-spacing="true"/>
      </style:header-style>
      <style:footer-style>
        <style:header-footer-properties fo:min-height="22.71pt" fo:margin-left="0pt" fo:margin-right="0pt" fo:margin-top="19.84pt" style:dynamic-spacing="true"/>
      </style:footer-style>
    </style:page-layout>
    <style:page-layout style:name="Mpm3">
      <style:page-layout-properties fo:page-width="419.5pt" fo:page-height="595.3pt" style:num-format="1" style:print-orientation="portrait" fo:margin-top="28.35pt" fo:margin-bottom="28.35pt" fo:margin-left="56.69pt" fo:margin-right="28.3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  <style:footer-left>
        <text:p text:style-name="MP1"><text:page-number text:select-page="current">16</text:page-number></text:p>
      </style:footer-left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Header"/>
        <text:p text:style-name="Header"/>
      </style:header>
      <style:header-left>
        <text:p text:style-name="Header"/>
        <text:p text:style-name="Header"/>
      </style:header-left>
      <style:footer>
        <text:p text:style-name="MP2"><text:page-number text:select-page="current">0</text:page-number></text:p>
        <text:p text:style-name="Footer"/>
      </style:footer>
      <style:footer-left>
        <text:p text:style-name="Footer"><text:page-number text:select-page="current">0</text:page-number></text:p>
        <text:p text:style-name="Footer"/>
      </style:footer-lef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eghard Hillbrecht</meta:initial-creator>
    <meta:editing-cycles>5486</meta:editing-cycles>
    <meta:creation-date>2020-04-16T07:43:00</meta:creation-date>
    <dc:date>2026-04-19T09:08:54.172291423</dc:date>
    <meta:generator>LibreOffice/26.2.1.2$Linux_X86_64 LibreOffice_project/8399f6259d8c87f40e7255cdb3c9b958f5e08948</meta:generator>
    <meta:editing-duration>PT23H12M20S</meta:editing-duration>
    <meta:print-date>2026-04-02T15:54:51.081337174</meta:print-date>
    <meta:document-statistic meta:table-count="7" meta:image-count="0" meta:object-count="0" meta:page-count="16" meta:paragraph-count="319" meta:word-count="2210" meta:character-count="15534" meta:non-whitespace-character-count="13658"/>
    <meta:user-defined meta:name="Company">Landratsamt Rosenheim</meta:user-defined>
    <meta:template xlink:type="simple" xlink:actuate="onRequest" xlink:title="Normal" xlink:href=""/>
  </office:meta>
</office:document-meta>
</file>